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0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0.937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882cm"/>
    </style:style>
    <style:style style:name="co6" style:family="table-column">
      <style:table-column-properties fo:break-before="auto" style:column-width="3.831cm"/>
    </style:style>
    <style:style style:name="co7" style:family="table-column">
      <style:table-column-properties fo:break-before="auto" style:column-width="4.404cm"/>
    </style:style>
    <style:style style:name="co8" style:family="table-column">
      <style:table-column-properties fo:break-before="auto" style:column-width="4.17cm"/>
    </style:style>
    <style:style style:name="co9" style:family="table-column">
      <style:table-column-properties fo:break-before="auto" style:column-width="3.986cm"/>
    </style:style>
    <style:style style:name="co11" style:family="table-column">
      <style:table-column-properties fo:break-before="auto" style:column-width="3.701cm"/>
    </style:style>
    <style:style style:name="ro4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shapes>
          <draw:frame draw:z-index="0" draw:style-name="gr1" svg:width="15.999cm" svg:height="8.999cm" svg:x="1.165cm" svg:y="61.941cm">
            <draw:object draw:notify-on-update-of-ranges="Hoja1.A112:Hoja1.A117 Hoja1.C111:Hoja1.C111 Hoja1.C112:Hoja1.C117 Hoja1.A112:Hoja1.A117 Hoja1.H111:Hoja1.H111 Hoja1.H112:Hoja1.H117 Hoja1.A112:Hoja1.A117 Hoja1.F111:Hoja1.F111 Hoja1.F112:Hoja1.F117 Hoja1.A112:Hoja1.A117 Hoja1.D111:Hoja1.D111 Hoja1.D112:Hoja1.D1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8.348cm" svg:y="62.106cm">
            <draw:object draw:notify-on-update-of-ranges="Hoja1.E111:Hoja1.E111 Hoja1.E112:Hoja1.E117 Hoja1.G111:Hoja1.G111 Hoja1.G112:Hoja1.G117 Hoja1.I111:Hoja1.I111 Hoja1.I112:Hoja1.I1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11" table:number-rows-spanned="1">
            <text:p>Img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onstant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80x580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5">
            <text:p>0,00305</text:p>
          </table:table-cell>
          <table:table-cell table:style-name="ce5" office:value-type="float" office:value="0.000336">
            <text:p>0,000336</text:p>
          </table:table-cell>
          <table:table-cell table:style-name="ce10" table:formula="of:=[.B6]/[.C6]" office:value-type="float" office:value="9.07738095238095">
            <text:p>9,077381</text:p>
          </table:table-cell>
          <table:table-cell table:style-name="ce7"/>
          <table:table-cell table:style-name="ce5" office:value-type="float" office:value="0.003056">
            <text:p>0,003056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F6]/[.G6]" office:value-type="float" office:value="12.1752988047809">
            <text:p>12,175299</text:p>
          </table:table-cell>
          <table:table-cell table:style-name="ce7"/>
          <table:table-cell table:style-name="ce5" office:value-type="float" office:value="0.003063">
            <text:p>0,003063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6]/[.K6]" office:value-type="float" office:value="12.252">
            <text:p>12,2520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06">
            <text:p>0,003006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7]/[.C7]" office:value-type="float" office:value="8.97313432835821">
            <text:p>8,973134</text:p>
          </table:table-cell>
          <table:table-cell table:style-name="ce7"/>
          <table:table-cell table:style-name="ce5" office:value-type="float" office:value="0.003029">
            <text:p>0,003029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7]/[.G7]" office:value-type="float" office:value="11.9723320158103">
            <text:p>11,972332</text:p>
          </table:table-cell>
          <table:table-cell table:style-name="ce7"/>
          <table:table-cell table:style-name="ce5" office:value-type="float" office:value="0.003133">
            <text:p>0,003133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J7]/[.K7]" office:value-type="float" office:value="12.4820717131474">
            <text:p>12,48207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2992">
            <text:p>0,002992</text:p>
          </table:table-cell>
          <table:table-cell table:style-name="ce5" office:value-type="float" office:value="0.000334">
            <text:p>0,000334</text:p>
          </table:table-cell>
          <table:table-cell table:style-name="ce10" table:formula="of:=[.B8]/[.C8]" office:value-type="float" office:value="8.95808383233533">
            <text:p>8,958084</text:p>
          </table:table-cell>
          <table:table-cell table:style-name="ce7"/>
          <table:table-cell table:style-name="ce5" office:value-type="float" office:value="0.002985">
            <text:p>0,002985</text:p>
          </table:table-cell>
          <table:table-cell table:style-name="ce5" office:value-type="float" office:value="0.000257">
            <text:p>0,000257</text:p>
          </table:table-cell>
          <table:table-cell table:style-name="ce10" table:formula="of:=[.F8]/[.G8]" office:value-type="float" office:value="11.6147859922179">
            <text:p>11,614786</text:p>
          </table:table-cell>
          <table:table-cell table:style-name="ce7"/>
          <table:table-cell table:style-name="ce5" office:value-type="float" office:value="0.003046">
            <text:p>0,003046</text:p>
          </table:table-cell>
          <table:table-cell table:style-name="ce5" office:value-type="float" office:value="0.000244">
            <text:p>0,000244</text:p>
          </table:table-cell>
          <table:table-cell table:style-name="ce10" table:formula="of:=[.J8]/[.K8]" office:value-type="float" office:value="12.483606557377">
            <text:p>12,483607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19">
            <text:p>0,003019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9]/[.C9]" office:value-type="float" office:value="9.01194029850746">
            <text:p>9,011940</text:p>
          </table:table-cell>
          <table:table-cell table:style-name="ce7"/>
          <table:table-cell table:style-name="ce5" office:value-type="float" office:value="0.002986">
            <text:p>0,002986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9]/[.G9]" office:value-type="float" office:value="11.802371541502">
            <text:p>11,802372</text:p>
          </table:table-cell>
          <table:table-cell table:style-name="ce7"/>
          <table:table-cell table:style-name="ce5" office:value-type="float" office:value="0.00301">
            <text:p>0,00301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9]/[.K9]" office:value-type="float" office:value="12.0883534136546">
            <text:p>12,08835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19">
            <text:p>0,003019</text:p>
          </table:table-cell>
          <table:table-cell table:style-name="ce5" office:value-type="float" office:value="0.000334">
            <text:p>0,000334</text:p>
          </table:table-cell>
          <table:table-cell table:style-name="ce10" table:formula="of:=[.B10]/[.C10]" office:value-type="float" office:value="9.03892215568862">
            <text:p>9,038922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53">
            <text:p>0,000253</text:p>
          </table:table-cell>
          <table:table-cell table:style-name="ce10" table:formula="of:=[.F10]/[.G10]" office:value-type="float" office:value="11.901185770751">
            <text:p>11,901186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10]/[.K10]" office:value-type="float" office:value="12.0923694779116">
            <text:p>12,092369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01">
            <text:p>0,003001</text:p>
          </table:table-cell>
          <table:table-cell table:style-name="ce5" office:value-type="float" office:value="0.000339">
            <text:p>0,000339</text:p>
          </table:table-cell>
          <table:table-cell table:style-name="ce10" table:formula="of:=[.B11]/[.C11]" office:value-type="float" office:value="8.85250737463127">
            <text:p>8,852507</text:p>
          </table:table-cell>
          <table:table-cell table:style-name="ce7"/>
          <table:table-cell table:style-name="ce5" office:value-type="float" office:value="0.003028">
            <text:p>0,003028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1]/[.G11]" office:value-type="float" office:value="11.9212598425197">
            <text:p>11,921260</text:p>
          </table:table-cell>
          <table:table-cell table:style-name="ce7"/>
          <table:table-cell table:style-name="ce5" office:value-type="float" office:value="0.003114">
            <text:p>0,003114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1]/[.K11]" office:value-type="float" office:value="12.456">
            <text:p>12,4560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29">
            <text:p>0,003029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12]/[.C12]" office:value-type="float" office:value="9.04179104477612">
            <text:p>9,041791</text:p>
          </table:table-cell>
          <table:table-cell table:style-name="ce7"/>
          <table:table-cell table:style-name="ce5" office:value-type="float" office:value="0.003038">
            <text:p>0,003038</text:p>
          </table:table-cell>
          <table:table-cell table:style-name="ce5" office:value-type="float" office:value="0.000256">
            <text:p>0,000256</text:p>
          </table:table-cell>
          <table:table-cell table:style-name="ce10" table:formula="of:=[.F12]/[.G12]" office:value-type="float" office:value="11.8671875">
            <text:p>11,867188</text:p>
          </table:table-cell>
          <table:table-cell table:style-name="ce7"/>
          <table:table-cell table:style-name="ce5" office:value-type="float" office:value="0.002986">
            <text:p>0,002986</text:p>
          </table:table-cell>
          <table:table-cell table:style-name="ce5" office:value-type="float" office:value="0.000249">
            <text:p>0,000249</text:p>
          </table:table-cell>
          <table:table-cell table:style-name="ce10" table:formula="of:=[.J12]/[.K12]" office:value-type="float" office:value="11.9919678714859">
            <text:p>11,991968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23">
            <text:p>0,003023</text:p>
          </table:table-cell>
          <table:table-cell table:style-name="ce5" office:value-type="float" office:value="0.000341">
            <text:p>0,000341</text:p>
          </table:table-cell>
          <table:table-cell table:style-name="ce10" table:formula="of:=[.B13]/[.C13]" office:value-type="float" office:value="8.86510263929619">
            <text:p>8,865103</text:p>
          </table:table-cell>
          <table:table-cell table:style-name="ce7"/>
          <table:table-cell table:style-name="ce5" office:value-type="float" office:value="0.003028">
            <text:p>0,003028</text:p>
          </table:table-cell>
          <table:table-cell table:style-name="ce5" office:value-type="float" office:value="0.000255">
            <text:p>0,000255</text:p>
          </table:table-cell>
          <table:table-cell table:style-name="ce10" table:formula="of:=[.F13]/[.G13]" office:value-type="float" office:value="11.8745098039216">
            <text:p>11,874510</text:p>
          </table:table-cell>
          <table:table-cell table:style-name="ce7"/>
          <table:table-cell table:style-name="ce5" office:value-type="float" office:value="0.003014">
            <text:p>0,003014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3]/[.K13]" office:value-type="float" office:value="12.056">
            <text:p>12,05600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067">
            <text:p>0,003067</text:p>
          </table:table-cell>
          <table:table-cell table:style-name="ce5" office:value-type="float" office:value="0.000336">
            <text:p>0,000336</text:p>
          </table:table-cell>
          <table:table-cell table:style-name="ce10" table:formula="of:=[.B14]/[.C14]" office:value-type="float" office:value="9.12797619047619">
            <text:p>9,127976</text:p>
          </table:table-cell>
          <table:table-cell table:style-name="ce7"/>
          <table:table-cell table:style-name="ce5" office:value-type="float" office:value="0.002997">
            <text:p>0,002997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4]/[.G14]" office:value-type="float" office:value="11.7992125984252">
            <text:p>11,799213</text:p>
          </table:table-cell>
          <table:table-cell table:style-name="ce7"/>
          <table:table-cell table:style-name="ce5" office:value-type="float" office:value="0.003011">
            <text:p>0,003011</text:p>
          </table:table-cell>
          <table:table-cell table:style-name="ce5" office:value-type="float" office:value="0.000251">
            <text:p>0,000251</text:p>
          </table:table-cell>
          <table:table-cell table:style-name="ce10" table:formula="of:=[.J14]/[.K14]" office:value-type="float" office:value="11.996015936255">
            <text:p>11,99601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2997">
            <text:p>0,002997</text:p>
          </table:table-cell>
          <table:table-cell table:style-name="ce5" office:value-type="float" office:value="0.000335">
            <text:p>0,000335</text:p>
          </table:table-cell>
          <table:table-cell table:style-name="ce10" table:formula="of:=[.B15]/[.C15]" office:value-type="float" office:value="8.94626865671642">
            <text:p>8,946269</text:p>
          </table:table-cell>
          <table:table-cell table:style-name="ce7"/>
          <table:table-cell table:style-name="ce5" office:value-type="float" office:value="0.003017">
            <text:p>0,003017</text:p>
          </table:table-cell>
          <table:table-cell table:style-name="ce5" office:value-type="float" office:value="0.000254">
            <text:p>0,000254</text:p>
          </table:table-cell>
          <table:table-cell table:style-name="ce10" table:formula="of:=[.F15]/[.G15]" office:value-type="float" office:value="11.8779527559055">
            <text:p>11,877953</text:p>
          </table:table-cell>
          <table:table-cell table:style-name="ce7"/>
          <table:table-cell table:style-name="ce5" office:value-type="float" office:value="0.003059">
            <text:p>0,003059</text:p>
          </table:table-cell>
          <table:table-cell table:style-name="ce5" office:value-type="float" office:value="0.00025">
            <text:p>0,00025</text:p>
          </table:table-cell>
          <table:table-cell table:style-name="ce10" table:formula="of:=[.J15]/[.K15]" office:value-type="float" office:value="12.236">
            <text:p>12,236000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6:.B15])" office:value-type="float" office:value="0.0030203">
            <text:p>0,0030203</text:p>
          </table:table-cell>
          <table:table-cell table:style-name="ce6" table:formula="of:=AVERAGE([.C6:.C15])" office:value-type="float" office:value="0.000336">
            <text:p>0,000336</text:p>
          </table:table-cell>
          <table:table-cell table:style-name="ce11" table:formula="of:=AVERAGE([.D6:.D15])" office:value-type="float" office:value="8.98931074731668">
            <text:p>8,989311</text:p>
          </table:table-cell>
          <table:table-cell table:style-name="ce7"/>
          <table:table-cell table:style-name="ce6" table:formula="of:=AVERAGE([.F6:.F15])" office:value-type="float" office:value="0.0030175">
            <text:p>0,0030175</text:p>
          </table:table-cell>
          <table:table-cell table:style-name="ce6" table:formula="of:=AVERAGE([.G6:.G15])" office:value-type="float" office:value="0.000254">
            <text:p>0,000254</text:p>
          </table:table-cell>
          <table:table-cell table:style-name="ce11" table:formula="of:=AVERAGE([.H6:.H15])" office:value-type="float" office:value="11.8806096625834">
            <text:p>11,880610</text:p>
          </table:table-cell>
          <table:table-cell table:style-name="ce7"/>
          <table:table-cell table:style-name="ce6" table:formula="of:=AVERAGE([.J6:.J15])" office:value-type="float" office:value="0.0030447">
            <text:p>0,0030447</text:p>
          </table:table-cell>
          <table:table-cell table:style-name="ce6" table:formula="of:=AVERAGE([.K6:.K15])" office:value-type="float" office:value="0.0002493">
            <text:p>0,0002493</text:p>
          </table:table-cell>
          <table:table-cell table:style-name="ce11" table:formula="of:=AVERAGE([.L6:.L15])" office:value-type="float" office:value="12.2134384969832">
            <text:p>12,213438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Img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638x640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87">
            <text:p>0,003987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23]/[.C23]" office:value-type="float" office:value="10.3023255813953">
            <text:p>10,302326</text:p>
          </table:table-cell>
          <table:table-cell table:style-name="ce7"/>
          <table:table-cell table:style-name="ce5" office:value-type="float" office:value="0.003954">
            <text:p>0,003954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23]/[.G23]" office:value-type="float" office:value="13.6344827586207">
            <text:p>13,634483</text:p>
          </table:table-cell>
          <table:table-cell table:style-name="ce7"/>
          <table:table-cell table:style-name="ce5" office:value-type="float" office:value="0.003952">
            <text:p>0,003952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3]/[.K23]" office:value-type="float" office:value="13.9154929577465">
            <text:p>13,91549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2">
            <text:p>0,00392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24]/[.C24]" office:value-type="float" office:value="10.1291989664083">
            <text:p>10,129199</text:p>
          </table:table-cell>
          <table:table-cell table:style-name="ce7"/>
          <table:table-cell table:style-name="ce5" office:value-type="float" office:value="0.003935">
            <text:p>0,003935</text:p>
          </table:table-cell>
          <table:table-cell table:style-name="ce5" office:value-type="float" office:value="0.000289">
            <text:p>0,000289</text:p>
          </table:table-cell>
          <table:table-cell table:style-name="ce10" table:formula="of:=[.F24]/[.G24]" office:value-type="float" office:value="13.6159169550173">
            <text:p>13,615917</text:p>
          </table:table-cell>
          <table:table-cell table:style-name="ce7"/>
          <table:table-cell table:style-name="ce5" office:value-type="float" office:value="0.003908">
            <text:p>0,003908</text:p>
          </table:table-cell>
          <table:table-cell table:style-name="ce5" office:value-type="float" office:value="0.000285">
            <text:p>0,000285</text:p>
          </table:table-cell>
          <table:table-cell table:style-name="ce10" table:formula="of:=[.J24]/[.K24]" office:value-type="float" office:value="13.7122807017544">
            <text:p>13,71228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28">
            <text:p>0,003928</text:p>
          </table:table-cell>
          <table:table-cell table:style-name="ce5" office:value-type="float" office:value="0.000386">
            <text:p>0,000386</text:p>
          </table:table-cell>
          <table:table-cell table:style-name="ce10" table:formula="of:=[.B25]/[.C25]" office:value-type="float" office:value="10.1761658031088">
            <text:p>10,176166</text:p>
          </table:table-cell>
          <table:table-cell table:style-name="ce7"/>
          <table:table-cell table:style-name="ce5" office:value-type="float" office:value="0.003914">
            <text:p>0,003914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25]/[.G25]" office:value-type="float" office:value="13.4965517241379">
            <text:p>13,496552</text:p>
          </table:table-cell>
          <table:table-cell table:style-name="ce7"/>
          <table:table-cell table:style-name="ce5" office:value-type="float" office:value="0.003917">
            <text:p>0,003917</text:p>
          </table:table-cell>
          <table:table-cell table:style-name="ce5" office:value-type="float" office:value="0.000285">
            <text:p>0,000285</text:p>
          </table:table-cell>
          <table:table-cell table:style-name="ce10" table:formula="of:=[.J25]/[.K25]" office:value-type="float" office:value="13.7438596491228">
            <text:p>13,74386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4101">
            <text:p>0,004101</text:p>
          </table:table-cell>
          <table:table-cell table:style-name="ce5" office:value-type="float" office:value="0.000434">
            <text:p>0,000434</text:p>
          </table:table-cell>
          <table:table-cell table:style-name="ce10" table:formula="of:=[.B26]/[.C26]" office:value-type="float" office:value="9.44930875576037">
            <text:p>9,449309</text:p>
          </table:table-cell>
          <table:table-cell table:style-name="ce7"/>
          <table:table-cell table:style-name="ce5" office:value-type="float" office:value="0.004164">
            <text:p>0,004164</text:p>
          </table:table-cell>
          <table:table-cell table:style-name="ce5" office:value-type="float" office:value="0.000294">
            <text:p>0,000294</text:p>
          </table:table-cell>
          <table:table-cell table:style-name="ce10" table:formula="of:=[.F26]/[.G26]" office:value-type="float" office:value="14.1632653061225">
            <text:p>14,163265</text:p>
          </table:table-cell>
          <table:table-cell table:style-name="ce7"/>
          <table:table-cell table:style-name="ce5" office:value-type="float" office:value="0.003898">
            <text:p>0,003898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6]/[.K26]" office:value-type="float" office:value="13.7253521126761">
            <text:p>13,72535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4087">
            <text:p>0,004087</text:p>
          </table:table-cell>
          <table:table-cell table:style-name="ce5" office:value-type="float" office:value="0.000388">
            <text:p>0,000388</text:p>
          </table:table-cell>
          <table:table-cell table:style-name="ce10" table:formula="of:=[.B27]/[.C27]" office:value-type="float" office:value="10.5335051546392">
            <text:p>10,533505</text:p>
          </table:table-cell>
          <table:table-cell table:style-name="ce7"/>
          <table:table-cell table:style-name="ce5" office:value-type="float" office:value="0.004068">
            <text:p>0,004068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27]/[.G27]" office:value-type="float" office:value="13.979381443299">
            <text:p>13,979381</text:p>
          </table:table-cell>
          <table:table-cell table:style-name="ce7"/>
          <table:table-cell table:style-name="ce5" office:value-type="float" office:value="0.003941">
            <text:p>0,00394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7]/[.K27]" office:value-type="float" office:value="13.8767605633803">
            <text:p>13,87676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19">
            <text:p>0,003919</text:p>
          </table:table-cell>
          <table:table-cell table:style-name="ce5" office:value-type="float" office:value="0.000385">
            <text:p>0,000385</text:p>
          </table:table-cell>
          <table:table-cell table:style-name="ce10" table:formula="of:=[.B28]/[.C28]" office:value-type="float" office:value="10.1792207792208">
            <text:p>10,179221</text:p>
          </table:table-cell>
          <table:table-cell table:style-name="ce7"/>
          <table:table-cell table:style-name="ce5" office:value-type="float" office:value="0.004005">
            <text:p>0,004005</text:p>
          </table:table-cell>
          <table:table-cell table:style-name="ce5" office:value-type="float" office:value="0.000295">
            <text:p>0,000295</text:p>
          </table:table-cell>
          <table:table-cell table:style-name="ce10" table:formula="of:=[.F28]/[.G28]" office:value-type="float" office:value="13.5762711864407">
            <text:p>13,576271</text:p>
          </table:table-cell>
          <table:table-cell table:style-name="ce7"/>
          <table:table-cell table:style-name="ce5" office:value-type="float" office:value="0.003898">
            <text:p>0,003898</text:p>
          </table:table-cell>
          <table:table-cell table:style-name="ce5" office:value-type="float" office:value="0.000287">
            <text:p>0,000287</text:p>
          </table:table-cell>
          <table:table-cell table:style-name="ce10" table:formula="of:=[.J28]/[.K28]" office:value-type="float" office:value="13.581881533101">
            <text:p>13,58188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31">
            <text:p>0,003931</text:p>
          </table:table-cell>
          <table:table-cell table:style-name="ce5" office:value-type="float" office:value="0.000384">
            <text:p>0,000384</text:p>
          </table:table-cell>
          <table:table-cell table:style-name="ce10" table:formula="of:=[.B29]/[.C29]" office:value-type="float" office:value="10.2369791666667">
            <text:p>10,236979</text:p>
          </table:table-cell>
          <table:table-cell table:style-name="ce7"/>
          <table:table-cell table:style-name="ce5" office:value-type="float" office:value="0.00402">
            <text:p>0,00402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29]/[.G29]" office:value-type="float" office:value="13.8144329896907">
            <text:p>13,814433</text:p>
          </table:table-cell>
          <table:table-cell table:style-name="ce7"/>
          <table:table-cell table:style-name="ce5" office:value-type="float" office:value="0.003918">
            <text:p>0,003918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29]/[.K29]" office:value-type="float" office:value="13.7957746478873">
            <text:p>13,79577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38">
            <text:p>0,003938</text:p>
          </table:table-cell>
          <table:table-cell table:style-name="ce5" office:value-type="float" office:value="0.000389">
            <text:p>0,000389</text:p>
          </table:table-cell>
          <table:table-cell table:style-name="ce10" table:formula="of:=[.B30]/[.C30]" office:value-type="float" office:value="10.1233933161954">
            <text:p>10,123393</text:p>
          </table:table-cell>
          <table:table-cell table:style-name="ce7"/>
          <table:table-cell table:style-name="ce5" office:value-type="float" office:value="0.004">
            <text:p>0,004</text:p>
          </table:table-cell>
          <table:table-cell table:style-name="ce5" office:value-type="float" office:value="0.000292">
            <text:p>0,000292</text:p>
          </table:table-cell>
          <table:table-cell table:style-name="ce10" table:formula="of:=[.F30]/[.G30]" office:value-type="float" office:value="13.6986301369863">
            <text:p>13,698630</text:p>
          </table:table-cell>
          <table:table-cell table:style-name="ce7"/>
          <table:table-cell table:style-name="ce5" office:value-type="float" office:value="0.003915">
            <text:p>0,003915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0]/[.K30]" office:value-type="float" office:value="13.7852112676056">
            <text:p>13,78521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13">
            <text:p>0,003913</text:p>
          </table:table-cell>
          <table:table-cell table:style-name="ce5" office:value-type="float" office:value="0.000387">
            <text:p>0,000387</text:p>
          </table:table-cell>
          <table:table-cell table:style-name="ce10" table:formula="of:=[.B31]/[.C31]" office:value-type="float" office:value="10.1111111111111">
            <text:p>10,111111</text:p>
          </table:table-cell>
          <table:table-cell table:style-name="ce7"/>
          <table:table-cell table:style-name="ce5" office:value-type="float" office:value="0.004019">
            <text:p>0,004019</text:p>
          </table:table-cell>
          <table:table-cell table:style-name="ce5" office:value-type="float" office:value="0.000291">
            <text:p>0,000291</text:p>
          </table:table-cell>
          <table:table-cell table:style-name="ce10" table:formula="of:=[.F31]/[.G31]" office:value-type="float" office:value="13.8109965635739">
            <text:p>13,810997</text:p>
          </table:table-cell>
          <table:table-cell table:style-name="ce7"/>
          <table:table-cell table:style-name="ce5" office:value-type="float" office:value="0.003901">
            <text:p>0,00390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1]/[.K31]" office:value-type="float" office:value="13.7359154929577">
            <text:p>13,73591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3927">
            <text:p>0,003927</text:p>
          </table:table-cell>
          <table:table-cell table:style-name="ce5" office:value-type="float" office:value="0.000386">
            <text:p>0,000386</text:p>
          </table:table-cell>
          <table:table-cell table:style-name="ce10" table:formula="of:=[.B32]/[.C32]" office:value-type="float" office:value="10.1735751295337">
            <text:p>10,173575</text:p>
          </table:table-cell>
          <table:table-cell table:style-name="ce7"/>
          <table:table-cell table:style-name="ce5" office:value-type="float" office:value="0.003999">
            <text:p>0,003999</text:p>
          </table:table-cell>
          <table:table-cell table:style-name="ce5" office:value-type="float" office:value="0.00029">
            <text:p>0,00029</text:p>
          </table:table-cell>
          <table:table-cell table:style-name="ce10" table:formula="of:=[.F32]/[.G32]" office:value-type="float" office:value="13.7896551724138">
            <text:p>13,789655</text:p>
          </table:table-cell>
          <table:table-cell table:style-name="ce7"/>
          <table:table-cell table:style-name="ce5" office:value-type="float" office:value="0.003961">
            <text:p>0,003961</text:p>
          </table:table-cell>
          <table:table-cell table:style-name="ce5" office:value-type="float" office:value="0.000284">
            <text:p>0,000284</text:p>
          </table:table-cell>
          <table:table-cell table:style-name="ce10" table:formula="of:=[.J32]/[.K32]" office:value-type="float" office:value="13.9471830985916">
            <text:p>13,947183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23:.B32])" office:value-type="float" office:value="0.0039651">
            <text:p>0,0039651</text:p>
          </table:table-cell>
          <table:table-cell table:style-name="ce6" table:formula="of:=AVERAGE([.C23:.C32])" office:value-type="float" office:value="0.0003913">
            <text:p>0,0003913</text:p>
          </table:table-cell>
          <table:table-cell table:style-name="ce11" table:formula="of:=AVERAGE([.D23:.D32])" office:value-type="float" office:value="10.141478376404">
            <text:p>10,141478</text:p>
          </table:table-cell>
          <table:table-cell table:style-name="ce7"/>
          <table:table-cell table:style-name="ce6" table:formula="of:=AVERAGE([.F23:.F32])" office:value-type="float" office:value="0.0040078">
            <text:p>0,0040078</text:p>
          </table:table-cell>
          <table:table-cell table:style-name="ce6" table:formula="of:=AVERAGE([.G23:.G32])" office:value-type="float" office:value="0.0002913">
            <text:p>0,0002913</text:p>
          </table:table-cell>
          <table:table-cell table:style-name="ce6" table:formula="of:=AVERAGE([.H23:.H32])" office:value-type="float" office:value="13.7579584236303">
            <text:p>13,7579584236</text:p>
          </table:table-cell>
          <table:table-cell table:style-name="ce7"/>
          <table:table-cell table:style-name="ce6" table:formula="of:=AVERAGE([.J23:.J32])" office:value-type="float" office:value="0.0039209">
            <text:p>0,0039209</text:p>
          </table:table-cell>
          <table:table-cell table:style-name="ce6" table:formula="of:=AVERAGE([.K23:.K32])" office:value-type="float" office:value="0.0002845">
            <text:p>0,0002845</text:p>
          </table:table-cell>
          <table:table-cell table:style-name="ce11" table:formula="of:=AVERAGE([.L23:.L32])" office:value-type="float" office:value="13.7819712024823">
            <text:p>13,781971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Img3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1366x768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78">
            <text:p>0,008978</text:p>
          </table:table-cell>
          <table:table-cell table:style-name="ce5" office:value-type="float" office:value="0.000944">
            <text:p>0,000944</text:p>
          </table:table-cell>
          <table:table-cell table:style-name="ce10" table:formula="of:=[.B40]/[.C40]" office:value-type="float" office:value="9.51059322033898">
            <text:p>9,510593</text:p>
          </table:table-cell>
          <table:table-cell table:style-name="ce7"/>
          <table:table-cell table:style-name="ce5" office:value-type="float" office:value="0.008974">
            <text:p>0,00897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0]/[.G40]" office:value-type="float" office:value="13.23598820059">
            <text:p>13,235988</text:p>
          </table:table-cell>
          <table:table-cell table:style-name="ce7"/>
          <table:table-cell table:style-name="ce5" office:value-type="float" office:value="0.008993">
            <text:p>0,008993</text:p>
          </table:table-cell>
          <table:table-cell table:style-name="ce5" office:value-type="float" office:value="0.000683">
            <text:p>0,000683</text:p>
          </table:table-cell>
          <table:table-cell table:style-name="ce10" table:formula="of:=[.J40]/[.K40]" office:value-type="float" office:value="13.1669106881406">
            <text:p>13,16691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9132">
            <text:p>0,009132</text:p>
          </table:table-cell>
          <table:table-cell table:style-name="ce5" office:value-type="float" office:value="0.000939">
            <text:p>0,000939</text:p>
          </table:table-cell>
          <table:table-cell table:style-name="ce10" table:formula="of:=[.B41]/[.C41]" office:value-type="float" office:value="9.72523961661342">
            <text:p>9,725240</text:p>
          </table:table-cell>
          <table:table-cell table:style-name="ce7"/>
          <table:table-cell table:style-name="ce5" office:value-type="float" office:value="0.008964">
            <text:p>0,008964</text:p>
          </table:table-cell>
          <table:table-cell table:style-name="ce5" office:value-type="float" office:value="0.00068">
            <text:p>0,00068</text:p>
          </table:table-cell>
          <table:table-cell table:style-name="ce10" table:formula="of:=[.F41]/[.G41]" office:value-type="float" office:value="13.1823529411765">
            <text:p>13,182353</text:p>
          </table:table-cell>
          <table:table-cell table:style-name="ce7"/>
          <table:table-cell table:style-name="ce5" office:value-type="float" office:value="0.008942">
            <text:p>0,008942</text:p>
          </table:table-cell>
          <table:table-cell table:style-name="ce5" office:value-type="float" office:value="0.000673">
            <text:p>0,000673</text:p>
          </table:table-cell>
          <table:table-cell table:style-name="ce10" table:formula="of:=[.J41]/[.K41]" office:value-type="float" office:value="13.2867756315007">
            <text:p>13,28677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27">
            <text:p>0,008927</text:p>
          </table:table-cell>
          <table:table-cell table:style-name="ce5" office:value-type="float" office:value="0.000935">
            <text:p>0,000935</text:p>
          </table:table-cell>
          <table:table-cell table:style-name="ce10" table:formula="of:=[.B42]/[.C42]" office:value-type="float" office:value="9.5475935828877">
            <text:p>9,547594</text:p>
          </table:table-cell>
          <table:table-cell table:style-name="ce7"/>
          <table:table-cell table:style-name="ce5" office:value-type="float" office:value="0.008912">
            <text:p>0,008912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2]/[.G42]" office:value-type="float" office:value="13.1251840942563">
            <text:p>13,125184</text:p>
          </table:table-cell>
          <table:table-cell table:style-name="ce7"/>
          <table:table-cell table:style-name="ce5" office:value-type="float" office:value="0.008934">
            <text:p>0,008934</text:p>
          </table:table-cell>
          <table:table-cell table:style-name="ce5" office:value-type="float" office:value="0.00067">
            <text:p>0,00067</text:p>
          </table:table-cell>
          <table:table-cell table:style-name="ce10" table:formula="of:=[.J42]/[.K42]" office:value-type="float" office:value="13.334328358209">
            <text:p>13,334328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39">
            <text:p>0,008939</text:p>
          </table:table-cell>
          <table:table-cell table:style-name="ce5" office:value-type="float" office:value="0.000932">
            <text:p>0,000932</text:p>
          </table:table-cell>
          <table:table-cell table:style-name="ce10" table:formula="of:=[.B43]/[.C43]" office:value-type="float" office:value="9.5912017167382">
            <text:p>9,591202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3]/[.G43]" office:value-type="float" office:value="13.117994100295">
            <text:p>13,117994</text:p>
          </table:table-cell>
          <table:table-cell table:style-name="ce7"/>
          <table:table-cell table:style-name="ce5" office:value-type="float" office:value="0.008898">
            <text:p>0,008898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3]/[.K43]" office:value-type="float" office:value="13.3403298350825">
            <text:p>13,34033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18">
            <text:p>0,008918</text:p>
          </table:table-cell>
          <table:table-cell table:style-name="ce5" office:value-type="float" office:value="0.000931">
            <text:p>0,000931</text:p>
          </table:table-cell>
          <table:table-cell table:style-name="ce10" table:formula="of:=[.B44]/[.C44]" office:value-type="float" office:value="9.57894736842105">
            <text:p>9,578947</text:p>
          </table:table-cell>
          <table:table-cell table:style-name="ce7"/>
          <table:table-cell table:style-name="ce5" office:value-type="float" office:value="0.008944">
            <text:p>0,00894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4]/[.G44]" office:value-type="float" office:value="13.1917404129794">
            <text:p>13,191740</text:p>
          </table:table-cell>
          <table:table-cell table:style-name="ce7"/>
          <table:table-cell table:style-name="ce5" office:value-type="float" office:value="0.008909">
            <text:p>0,008909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4]/[.K44]" office:value-type="float" office:value="13.3568215892054">
            <text:p>13,35682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04">
            <text:p>0,008904</text:p>
          </table:table-cell>
          <table:table-cell table:style-name="ce5" office:value-type="float" office:value="0.000932">
            <text:p>0,000932</text:p>
          </table:table-cell>
          <table:table-cell table:style-name="ce10" table:formula="of:=[.B45]/[.C45]" office:value-type="float" office:value="9.55364806866953">
            <text:p>9,553648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5]/[.G45]" office:value-type="float" office:value="13.117994100295">
            <text:p>13,117994</text:p>
          </table:table-cell>
          <table:table-cell table:style-name="ce7"/>
          <table:table-cell table:style-name="ce5" office:value-type="float" office:value="0.008888">
            <text:p>0,008888</text:p>
          </table:table-cell>
          <table:table-cell table:style-name="ce5" office:value-type="float" office:value="0.000665">
            <text:p>0,000665</text:p>
          </table:table-cell>
          <table:table-cell table:style-name="ce10" table:formula="of:=[.J45]/[.K45]" office:value-type="float" office:value="13.3654135338346">
            <text:p>13,36541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893">
            <text:p>0,008893</text:p>
          </table:table-cell>
          <table:table-cell table:style-name="ce5" office:value-type="float" office:value="0.000931">
            <text:p>0,000931</text:p>
          </table:table-cell>
          <table:table-cell table:style-name="ce10" table:formula="of:=[.B46]/[.C46]" office:value-type="float" office:value="9.55209452201934">
            <text:p>9,552095</text:p>
          </table:table-cell>
          <table:table-cell table:style-name="ce7"/>
          <table:table-cell table:style-name="ce5" office:value-type="float" office:value="0.008907">
            <text:p>0,008907</text:p>
          </table:table-cell>
          <table:table-cell table:style-name="ce5" office:value-type="float" office:value="0.000678">
            <text:p>0,000678</text:p>
          </table:table-cell>
          <table:table-cell table:style-name="ce10" table:formula="of:=[.F46]/[.G46]" office:value-type="float" office:value="13.1371681415929">
            <text:p>13,137168</text:p>
          </table:table-cell>
          <table:table-cell table:style-name="ce7"/>
          <table:table-cell table:style-name="ce5" office:value-type="float" office:value="0.008884">
            <text:p>0,008884</text:p>
          </table:table-cell>
          <table:table-cell table:style-name="ce5" office:value-type="float" office:value="0.000667">
            <text:p>0,000667</text:p>
          </table:table-cell>
          <table:table-cell table:style-name="ce10" table:formula="of:=[.J46]/[.K46]" office:value-type="float" office:value="13.3193403298351">
            <text:p>13,31934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15">
            <text:p>0,008915</text:p>
          </table:table-cell>
          <table:table-cell table:style-name="ce5" office:value-type="float" office:value="0.000933">
            <text:p>0,000933</text:p>
          </table:table-cell>
          <table:table-cell table:style-name="ce10" table:formula="of:=[.B47]/[.C47]" office:value-type="float" office:value="9.55519828510182">
            <text:p>9,555198</text:p>
          </table:table-cell>
          <table:table-cell table:style-name="ce7"/>
          <table:table-cell table:style-name="ce5" office:value-type="float" office:value="0.008917">
            <text:p>0,008917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7]/[.G47]" office:value-type="float" office:value="13.1325478645066">
            <text:p>13,132548</text:p>
          </table:table-cell>
          <table:table-cell table:style-name="ce7"/>
          <table:table-cell table:style-name="ce5" office:value-type="float" office:value="0.008894">
            <text:p>0,008894</text:p>
          </table:table-cell>
          <table:table-cell table:style-name="ce5" office:value-type="float" office:value="0.000671">
            <text:p>0,000671</text:p>
          </table:table-cell>
          <table:table-cell table:style-name="ce10" table:formula="of:=[.J47]/[.K47]" office:value-type="float" office:value="13.2548435171386">
            <text:p>13,25484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13">
            <text:p>0,008913</text:p>
          </table:table-cell>
          <table:table-cell table:style-name="ce5" office:value-type="float" office:value="0.000933">
            <text:p>0,000933</text:p>
          </table:table-cell>
          <table:table-cell table:style-name="ce10" table:formula="of:=[.B48]/[.C48]" office:value-type="float" office:value="9.55305466237942">
            <text:p>9,553055</text:p>
          </table:table-cell>
          <table:table-cell table:style-name="ce7"/>
          <table:table-cell table:style-name="ce5" office:value-type="float" office:value="0.008895">
            <text:p>0,008895</text:p>
          </table:table-cell>
          <table:table-cell table:style-name="ce5" office:value-type="float" office:value="0.000679">
            <text:p>0,000679</text:p>
          </table:table-cell>
          <table:table-cell table:style-name="ce10" table:formula="of:=[.F48]/[.G48]" office:value-type="float" office:value="13.100147275405">
            <text:p>13,100147</text:p>
          </table:table-cell>
          <table:table-cell table:style-name="ce7"/>
          <table:table-cell table:style-name="ce5" office:value-type="float" office:value="0.008925">
            <text:p>0,008925</text:p>
          </table:table-cell>
          <table:table-cell table:style-name="ce5" office:value-type="float" office:value="0.000666">
            <text:p>0,000666</text:p>
          </table:table-cell>
          <table:table-cell table:style-name="ce10" table:formula="of:=[.J48]/[.K48]" office:value-type="float" office:value="13.4009009009009">
            <text:p>13,40090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089">
            <text:p>0,0089</text:p>
          </table:table-cell>
          <table:table-cell table:style-name="ce5" office:value-type="float" office:value="0.00096">
            <text:p>0,00096</text:p>
          </table:table-cell>
          <table:table-cell table:style-name="ce10" table:formula="of:=[.B49]/[.C49]" office:value-type="float" office:value="9.27083333333333">
            <text:p>9,270833</text:p>
          </table:table-cell>
          <table:table-cell table:style-name="ce7"/>
          <table:table-cell table:style-name="ce5" office:value-type="float" office:value="0.008915">
            <text:p>0,008915</text:p>
          </table:table-cell>
          <table:table-cell table:style-name="ce5" office:value-type="float" office:value="0.000676">
            <text:p>0,000676</text:p>
          </table:table-cell>
          <table:table-cell table:style-name="ce10" table:formula="of:=[.F49]/[.G49]" office:value-type="float" office:value="13.1878698224852">
            <text:p>13,187870</text:p>
          </table:table-cell>
          <table:table-cell table:style-name="ce7"/>
          <table:table-cell table:style-name="ce5" office:value-type="float" office:value="0.008901">
            <text:p>0,008901</text:p>
          </table:table-cell>
          <table:table-cell table:style-name="ce5" office:value-type="float" office:value="0.000662">
            <text:p>0,000662</text:p>
          </table:table-cell>
          <table:table-cell table:style-name="ce10" table:formula="of:=[.J49]/[.K49]" office:value-type="float" office:value="13.4456193353474">
            <text:p>13,445619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40:.B49])" office:value-type="float" office:value="0.0089419">
            <text:p>0,0089419</text:p>
          </table:table-cell>
          <table:table-cell table:style-name="ce6" table:formula="of:=AVERAGE([.C40:.C49])" office:value-type="float" office:value="0.000937">
            <text:p>0,000937</text:p>
          </table:table-cell>
          <table:table-cell table:style-name="ce11" table:formula="of:=AVERAGE([.D40:.D49])" office:value-type="float" office:value="9.54384043765028">
            <text:p>9,543840</text:p>
          </table:table-cell>
          <table:table-cell table:style-name="ce7"/>
          <table:table-cell table:style-name="ce6" table:formula="of:=AVERAGE([.F40:.F49])" office:value-type="float" office:value="0.0089216">
            <text:p>0,0089216</text:p>
          </table:table-cell>
          <table:table-cell table:style-name="ce6" table:formula="of:=AVERAGE([.G40:.G49])" office:value-type="float" office:value="0.0006783">
            <text:p>0,0006783</text:p>
          </table:table-cell>
          <table:table-cell table:style-name="ce6" table:formula="of:=AVERAGE([.H40:.H49])" office:value-type="float" office:value="13.1528986953582">
            <text:p>13,1528986954</text:p>
          </table:table-cell>
          <table:table-cell table:style-name="ce7"/>
          <table:table-cell table:style-name="ce6" table:formula="of:=AVERAGE([.J40:.J49])" office:value-type="float" office:value="0.0089168">
            <text:p>0,0089168</text:p>
          </table:table-cell>
          <table:table-cell table:style-name="ce6" table:formula="of:=AVERAGE([.K40:.K49])" office:value-type="float" office:value="0.0006691">
            <text:p>0,0006691</text:p>
          </table:table-cell>
          <table:table-cell table:style-name="ce11" table:formula="of:=AVERAGE([.L40:.L49])" office:value-type="float" office:value="13.3271283719195">
            <text:p>13,327128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Img4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2560x1600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4283">
            <text:p>0,034283</text:p>
          </table:table-cell>
          <table:table-cell table:style-name="ce5" office:value-type="float" office:value="0.003177">
            <text:p>0,003177</text:p>
          </table:table-cell>
          <table:table-cell table:style-name="ce10" table:formula="of:=[.B57]/[.C57]" office:value-type="float" office:value="10.7909977966635">
            <text:p>10,790998</text:p>
          </table:table-cell>
          <table:table-cell table:style-name="ce7"/>
          <table:table-cell table:style-name="ce5" office:value-type="float" office:value="0.03429">
            <text:p>0,03429</text:p>
          </table:table-cell>
          <table:table-cell table:style-name="ce5" office:value-type="float" office:value="0.002258">
            <text:p>0,002258</text:p>
          </table:table-cell>
          <table:table-cell table:style-name="ce10" table:formula="of:=[.F57]/[.G57]" office:value-type="float" office:value="15.1860053144376">
            <text:p>15,186005</text:p>
          </table:table-cell>
          <table:table-cell table:style-name="ce7"/>
          <table:table-cell table:style-name="ce5" office:value-type="float" office:value="0.034649">
            <text:p>0,034649</text:p>
          </table:table-cell>
          <table:table-cell table:style-name="ce5" office:value-type="float" office:value="0.002187">
            <text:p>0,002187</text:p>
          </table:table-cell>
          <table:table-cell table:style-name="ce10" table:formula="of:=[.J57]/[.K57]" office:value-type="float" office:value="15.8431641518061">
            <text:p>15,84316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684">
            <text:p>0,033684</text:p>
          </table:table-cell>
          <table:table-cell table:style-name="ce5" office:value-type="float" office:value="0.003166">
            <text:p>0,003166</text:p>
          </table:table-cell>
          <table:table-cell table:style-name="ce10" table:formula="of:=[.B58]/[.C58]" office:value-type="float" office:value="10.6392924826279">
            <text:p>10,639292</text:p>
          </table:table-cell>
          <table:table-cell table:style-name="ce7"/>
          <table:table-cell table:style-name="ce5" office:value-type="float" office:value="0.034126">
            <text:p>0,034126</text:p>
          </table:table-cell>
          <table:table-cell table:style-name="ce5" office:value-type="float" office:value="0.002278">
            <text:p>0,002278</text:p>
          </table:table-cell>
          <table:table-cell table:style-name="ce10" table:formula="of:=[.F58]/[.G58]" office:value-type="float" office:value="14.9806848112379">
            <text:p>14,980685</text:p>
          </table:table-cell>
          <table:table-cell table:style-name="ce7"/>
          <table:table-cell table:style-name="ce5" office:value-type="float" office:value="0.033659">
            <text:p>0,033659</text:p>
          </table:table-cell>
          <table:table-cell table:style-name="ce5" office:value-type="float" office:value="0.002174">
            <text:p>0,002174</text:p>
          </table:table-cell>
          <table:table-cell table:style-name="ce10" table:formula="of:=[.J58]/[.K58]" office:value-type="float" office:value="15.482520699172">
            <text:p>15,48252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4053">
            <text:p>0,034053</text:p>
          </table:table-cell>
          <table:table-cell table:style-name="ce5" office:value-type="float" office:value="0.003221">
            <text:p>0,003221</text:p>
          </table:table-cell>
          <table:table-cell table:style-name="ce10" table:formula="of:=[.B59]/[.C59]" office:value-type="float" office:value="10.5721825520025">
            <text:p>10,572183</text:p>
          </table:table-cell>
          <table:table-cell table:style-name="ce7"/>
          <table:table-cell table:style-name="ce5" office:value-type="float" office:value="0.033699">
            <text:p>0,033699</text:p>
          </table:table-cell>
          <table:table-cell table:style-name="ce5" office:value-type="float" office:value="0.002255">
            <text:p>0,002255</text:p>
          </table:table-cell>
          <table:table-cell table:style-name="ce10" table:formula="of:=[.F59]/[.G59]" office:value-type="float" office:value="14.9441241685144">
            <text:p>14,944124</text:p>
          </table:table-cell>
          <table:table-cell table:style-name="ce7"/>
          <table:table-cell table:style-name="ce5" office:value-type="float" office:value="0.03455">
            <text:p>0,03455</text:p>
          </table:table-cell>
          <table:table-cell table:style-name="ce5" office:value-type="float" office:value="0.00224">
            <text:p>0,00224</text:p>
          </table:table-cell>
          <table:table-cell table:style-name="ce10" table:formula="of:=[.J59]/[.K59]" office:value-type="float" office:value="15.4241071428571">
            <text:p>15,424107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79">
            <text:p>0,03379</text:p>
          </table:table-cell>
          <table:table-cell table:style-name="ce5" office:value-type="float" office:value="0.00317">
            <text:p>0,00317</text:p>
          </table:table-cell>
          <table:table-cell table:style-name="ce10" table:formula="of:=[.B60]/[.C60]" office:value-type="float" office:value="10.6593059936909">
            <text:p>10,659306</text:p>
          </table:table-cell>
          <table:table-cell table:style-name="ce7"/>
          <table:table-cell table:style-name="ce5" office:value-type="float" office:value="0.034305">
            <text:p>0,034305</text:p>
          </table:table-cell>
          <table:table-cell table:style-name="ce5" office:value-type="float" office:value="0.002285">
            <text:p>0,002285</text:p>
          </table:table-cell>
          <table:table-cell table:style-name="ce10" table:formula="of:=[.F60]/[.G60]" office:value-type="float" office:value="15.0131291028446">
            <text:p>15,013129</text:p>
          </table:table-cell>
          <table:table-cell table:style-name="ce7"/>
          <table:table-cell table:style-name="ce5" office:value-type="float" office:value="0.03375">
            <text:p>0,03375</text:p>
          </table:table-cell>
          <table:table-cell table:style-name="ce5" office:value-type="float" office:value="0.002177">
            <text:p>0,002177</text:p>
          </table:table-cell>
          <table:table-cell table:style-name="ce10" table:formula="of:=[.J60]/[.K60]" office:value-type="float" office:value="15.5029857602205">
            <text:p>15,50298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69">
            <text:p>0,03369</text:p>
          </table:table-cell>
          <table:table-cell table:style-name="ce5" office:value-type="float" office:value="0.003168">
            <text:p>0,003168</text:p>
          </table:table-cell>
          <table:table-cell table:style-name="ce10" table:formula="of:=[.B61]/[.C61]" office:value-type="float" office:value="10.6344696969697">
            <text:p>10,634470</text:p>
          </table:table-cell>
          <table:table-cell table:style-name="ce7"/>
          <table:table-cell table:style-name="ce5" office:value-type="float" office:value="0.033714">
            <text:p>0,033714</text:p>
          </table:table-cell>
          <table:table-cell table:style-name="ce5" office:value-type="float" office:value="0.002235">
            <text:p>0,002235</text:p>
          </table:table-cell>
          <table:table-cell table:style-name="ce10" table:formula="of:=[.F61]/[.G61]" office:value-type="float" office:value="15.0845637583893">
            <text:p>15,084564</text:p>
          </table:table-cell>
          <table:table-cell table:style-name="ce7"/>
          <table:table-cell table:style-name="ce5" office:value-type="float" office:value="0.033663">
            <text:p>0,033663</text:p>
          </table:table-cell>
          <table:table-cell table:style-name="ce5" office:value-type="float" office:value="0.002165">
            <text:p>0,002165</text:p>
          </table:table-cell>
          <table:table-cell table:style-name="ce10" table:formula="of:=[.J61]/[.K61]" office:value-type="float" office:value="15.5487297921478">
            <text:p>15,54873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665">
            <text:p>0,033665</text:p>
          </table:table-cell>
          <table:table-cell table:style-name="ce5" office:value-type="float" office:value="0.003167">
            <text:p>0,003167</text:p>
          </table:table-cell>
          <table:table-cell table:style-name="ce10" table:formula="of:=[.B62]/[.C62]" office:value-type="float" office:value="10.6299336911904">
            <text:p>10,629934</text:p>
          </table:table-cell>
          <table:table-cell table:style-name="ce7"/>
          <table:table-cell table:style-name="ce5" office:value-type="float" office:value="0.033693">
            <text:p>0,033693</text:p>
          </table:table-cell>
          <table:table-cell table:style-name="ce5" office:value-type="float" office:value="0.002221">
            <text:p>0,002221</text:p>
          </table:table-cell>
          <table:table-cell table:style-name="ce10" table:formula="of:=[.F62]/[.G62]" office:value-type="float" office:value="15.1701936064836">
            <text:p>15,170194</text:p>
          </table:table-cell>
          <table:table-cell table:style-name="ce7"/>
          <table:table-cell table:style-name="ce5" office:value-type="float" office:value="0.033912">
            <text:p>0,033912</text:p>
          </table:table-cell>
          <table:table-cell table:style-name="ce5" office:value-type="float" office:value="0.002167">
            <text:p>0,002167</text:p>
          </table:table-cell>
          <table:table-cell table:style-name="ce10" table:formula="of:=[.J62]/[.K62]" office:value-type="float" office:value="15.6492847254269">
            <text:p>15,64928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727">
            <text:p>0,033727</text:p>
          </table:table-cell>
          <table:table-cell table:style-name="ce5" office:value-type="float" office:value="0.003164">
            <text:p>0,003164</text:p>
          </table:table-cell>
          <table:table-cell table:style-name="ce10" table:formula="of:=[.B63]/[.C63]" office:value-type="float" office:value="10.659608091024">
            <text:p>10,659608</text:p>
          </table:table-cell>
          <table:table-cell table:style-name="ce7"/>
          <table:table-cell table:style-name="ce5" office:value-type="float" office:value="0.03361">
            <text:p>0,03361</text:p>
          </table:table-cell>
          <table:table-cell table:style-name="ce5" office:value-type="float" office:value="0.002218">
            <text:p>0,002218</text:p>
          </table:table-cell>
          <table:table-cell table:style-name="ce10" table:formula="of:=[.F63]/[.G63]" office:value-type="float" office:value="15.1532912533814">
            <text:p>15,153291</text:p>
          </table:table-cell>
          <table:table-cell table:style-name="ce7"/>
          <table:table-cell table:style-name="ce5" office:value-type="float" office:value="0.033833">
            <text:p>0,033833</text:p>
          </table:table-cell>
          <table:table-cell table:style-name="ce5" office:value-type="float" office:value="0.002167">
            <text:p>0,002167</text:p>
          </table:table-cell>
          <table:table-cell table:style-name="ce10" table:formula="of:=[.J63]/[.K63]" office:value-type="float" office:value="15.6128287955699">
            <text:p>15,612829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886">
            <text:p>0,033886</text:p>
          </table:table-cell>
          <table:table-cell table:style-name="ce5" office:value-type="float" office:value="0.003185">
            <text:p>0,003185</text:p>
          </table:table-cell>
          <table:table-cell table:style-name="ce10" table:formula="of:=[.B64]/[.C64]" office:value-type="float" office:value="10.6392464678179">
            <text:p>10,639246</text:p>
          </table:table-cell>
          <table:table-cell table:style-name="ce7"/>
          <table:table-cell table:style-name="ce5" office:value-type="float" office:value="0.033656">
            <text:p>0,033656</text:p>
          </table:table-cell>
          <table:table-cell table:style-name="ce5" office:value-type="float" office:value="0.002229">
            <text:p>0,002229</text:p>
          </table:table-cell>
          <table:table-cell table:style-name="ce10" table:formula="of:=[.F64]/[.G64]" office:value-type="float" office:value="15.0991475998205">
            <text:p>15,099148</text:p>
          </table:table-cell>
          <table:table-cell table:style-name="ce7"/>
          <table:table-cell table:style-name="ce5" office:value-type="float" office:value="0.033647">
            <text:p>0,033647</text:p>
          </table:table-cell>
          <table:table-cell table:style-name="ce5" office:value-type="float" office:value="0.002179">
            <text:p>0,002179</text:p>
          </table:table-cell>
          <table:table-cell table:style-name="ce10" table:formula="of:=[.J64]/[.K64]" office:value-type="float" office:value="15.4414869206058">
            <text:p>15,441487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4276">
            <text:p>0,034276</text:p>
          </table:table-cell>
          <table:table-cell table:style-name="ce5" office:value-type="float" office:value="0.003211">
            <text:p>0,003211</text:p>
          </table:table-cell>
          <table:table-cell table:style-name="ce10" table:formula="of:=[.B65]/[.C65]" office:value-type="float" office:value="10.6745562130178">
            <text:p>10,674556</text:p>
          </table:table-cell>
          <table:table-cell table:style-name="ce7"/>
          <table:table-cell table:style-name="ce5" office:value-type="float" office:value="0.033805">
            <text:p>0,033805</text:p>
          </table:table-cell>
          <table:table-cell table:style-name="ce5" office:value-type="float" office:value="0.002231">
            <text:p>0,002231</text:p>
          </table:table-cell>
          <table:table-cell table:style-name="ce10" table:formula="of:=[.F65]/[.G65]" office:value-type="float" office:value="15.1523980277902">
            <text:p>15,152398</text:p>
          </table:table-cell>
          <table:table-cell table:style-name="ce7"/>
          <table:table-cell table:style-name="ce5" office:value-type="float" office:value="0.033974">
            <text:p>0,033974</text:p>
          </table:table-cell>
          <table:table-cell table:style-name="ce5" office:value-type="float" office:value="0.002273">
            <text:p>0,002273</text:p>
          </table:table-cell>
          <table:table-cell table:style-name="ce10" table:formula="of:=[.J65]/[.K65]" office:value-type="float" office:value="14.9467663880334">
            <text:p>14,94676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033804">
            <text:p>0,033804</text:p>
          </table:table-cell>
          <table:table-cell table:style-name="ce5" office:value-type="float" office:value="0.003183">
            <text:p>0,003183</text:p>
          </table:table-cell>
          <table:table-cell table:style-name="ce10" table:formula="of:=[.B66]/[.C66]" office:value-type="float" office:value="10.6201696512724">
            <text:p>10,620170</text:p>
          </table:table-cell>
          <table:table-cell table:style-name="ce7"/>
          <table:table-cell table:style-name="ce5" office:value-type="float" office:value="0.034073">
            <text:p>0,034073</text:p>
          </table:table-cell>
          <table:table-cell table:style-name="ce5" office:value-type="float" office:value="0.002274">
            <text:p>0,002274</text:p>
          </table:table-cell>
          <table:table-cell table:style-name="ce10" table:formula="of:=[.F66]/[.G66]" office:value-type="float" office:value="14.9837291116975">
            <text:p>14,983729</text:p>
          </table:table-cell>
          <table:table-cell table:style-name="ce7"/>
          <table:table-cell table:style-name="ce5" office:value-type="float" office:value="0.034017">
            <text:p>0,034017</text:p>
          </table:table-cell>
          <table:table-cell table:style-name="ce5" office:value-type="float" office:value="0.002196">
            <text:p>0,002196</text:p>
          </table:table-cell>
          <table:table-cell table:style-name="ce10" table:formula="of:=[.J66]/[.K66]" office:value-type="float" office:value="15.4904371584699">
            <text:p>15,490437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57:.B66])" office:value-type="float" office:value="0.0338858">
            <text:p>0,0338858</text:p>
          </table:table-cell>
          <table:table-cell table:style-name="ce6" table:formula="of:=AVERAGE([.C57:.C66])" office:value-type="float" office:value="0.0031812">
            <text:p>0,0031812</text:p>
          </table:table-cell>
          <table:table-cell table:style-name="ce11" table:formula="of:=AVERAGE([.D57:.D66])" office:value-type="float" office:value="10.6519762636277">
            <text:p>10,651976</text:p>
          </table:table-cell>
          <table:table-cell table:style-name="ce7"/>
          <table:table-cell table:style-name="ce6" table:formula="of:=AVERAGE([.F57:.F66])" office:value-type="float" office:value="0.0338971">
            <text:p>0,0338971</text:p>
          </table:table-cell>
          <table:table-cell table:style-name="ce6" table:formula="of:=AVERAGE([.G57:.G66])" office:value-type="float" office:value="0.0022484">
            <text:p>0,0022484</text:p>
          </table:table-cell>
          <table:table-cell table:style-name="ce6" table:formula="of:=AVERAGE([.H57:.H66])" office:value-type="float" office:value="15.0767266754597">
            <text:p>15,0767266755</text:p>
          </table:table-cell>
          <table:table-cell table:style-name="ce7"/>
          <table:table-cell table:style-name="ce6" table:formula="of:=AVERAGE([.J57:.J66])" office:value-type="float" office:value="0.0339654">
            <text:p>0,0339654</text:p>
          </table:table-cell>
          <table:table-cell table:style-name="ce6" table:formula="of:=AVERAGE([.K57:.K66])" office:value-type="float" office:value="0.0021925">
            <text:p>0,0021925</text:p>
          </table:table-cell>
          <table:table-cell table:style-name="ce11" table:formula="of:=AVERAGE([.L57:.L66])" office:value-type="float" office:value="15.494231153431">
            <text:p>15,494231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Img5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4928x3264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3099">
            <text:p>0,193099</text:p>
          </table:table-cell>
          <table:table-cell table:style-name="ce5" office:value-type="float" office:value="0.016736">
            <text:p>0,016736</text:p>
          </table:table-cell>
          <table:table-cell table:style-name="ce10" table:formula="of:=[.B74]/[.C74]" office:value-type="float" office:value="11.5379421606119">
            <text:p>11,537942</text:p>
          </table:table-cell>
          <table:table-cell table:style-name="ce7"/>
          <table:table-cell table:style-name="ce5" office:value-type="float" office:value="0.192948">
            <text:p>0,192948</text:p>
          </table:table-cell>
          <table:table-cell table:style-name="ce5" office:value-type="float" office:value="0.011502">
            <text:p>0,011502</text:p>
          </table:table-cell>
          <table:table-cell table:style-name="ce10" table:formula="of:=[.F74]/[.G74]" office:value-type="float" office:value="16.7751695357329">
            <text:p>16,775170</text:p>
          </table:table-cell>
          <table:table-cell table:style-name="ce7"/>
          <table:table-cell table:style-name="ce5" office:value-type="float" office:value="0.193099">
            <text:p>0,193099</text:p>
          </table:table-cell>
          <table:table-cell table:style-name="ce5" office:value-type="float" office:value="0.011286">
            <text:p>0,011286</text:p>
          </table:table-cell>
          <table:table-cell table:style-name="ce10" table:formula="of:=[.J74]/[.K74]" office:value-type="float" office:value="17.1096048201311">
            <text:p>17,10960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396">
            <text:p>0,191396</text:p>
          </table:table-cell>
          <table:table-cell table:style-name="ce5" office:value-type="float" office:value="0.016751">
            <text:p>0,016751</text:p>
          </table:table-cell>
          <table:table-cell table:style-name="ce10" table:formula="of:=[.B75]/[.C75]" office:value-type="float" office:value="11.4259447197182">
            <text:p>11,425945</text:p>
          </table:table-cell>
          <table:table-cell table:style-name="ce7"/>
          <table:table-cell table:style-name="ce5" office:value-type="float" office:value="0.1937">
            <text:p>0,1937</text:p>
          </table:table-cell>
          <table:table-cell table:style-name="ce5" office:value-type="float" office:value="0.011464">
            <text:p>0,011464</text:p>
          </table:table-cell>
          <table:table-cell table:style-name="ce10" table:formula="of:=[.F75]/[.G75]" office:value-type="float" office:value="16.8963712491277">
            <text:p>16,896371</text:p>
          </table:table-cell>
          <table:table-cell table:style-name="ce7"/>
          <table:table-cell table:style-name="ce5" office:value-type="float" office:value="0.19156">
            <text:p>0,19156</text:p>
          </table:table-cell>
          <table:table-cell table:style-name="ce5" office:value-type="float" office:value="0.011261">
            <text:p>0,011261</text:p>
          </table:table-cell>
          <table:table-cell table:style-name="ce10" table:formula="of:=[.J75]/[.K75]" office:value-type="float" office:value="17.0109226534056">
            <text:p>17,01092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601">
            <text:p>0,191601</text:p>
          </table:table-cell>
          <table:table-cell table:style-name="ce5" office:value-type="float" office:value="0.016712">
            <text:p>0,016712</text:p>
          </table:table-cell>
          <table:table-cell table:style-name="ce10" table:formula="of:=[.B76]/[.C76]" office:value-type="float" office:value="11.4648755385352">
            <text:p>11,464876</text:p>
          </table:table-cell>
          <table:table-cell table:style-name="ce7"/>
          <table:table-cell table:style-name="ce5" office:value-type="float" office:value="0.191664">
            <text:p>0,191664</text:p>
          </table:table-cell>
          <table:table-cell table:style-name="ce5" office:value-type="float" office:value="0.011499">
            <text:p>0,011499</text:p>
          </table:table-cell>
          <table:table-cell table:style-name="ce10" table:formula="of:=[.F76]/[.G76]" office:value-type="float" office:value="16.6678841638403">
            <text:p>16,667884</text:p>
          </table:table-cell>
          <table:table-cell table:style-name="ce7"/>
          <table:table-cell table:style-name="ce5" office:value-type="float" office:value="0.191877">
            <text:p>0,191877</text:p>
          </table:table-cell>
          <table:table-cell table:style-name="ce5" office:value-type="float" office:value="0.011216">
            <text:p>0,011216</text:p>
          </table:table-cell>
          <table:table-cell table:style-name="ce10" table:formula="of:=[.J76]/[.K76]" office:value-type="float" office:value="17.1074358059914">
            <text:p>17,10743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981">
            <text:p>0,191981</text:p>
          </table:table-cell>
          <table:table-cell table:style-name="ce5" office:value-type="float" office:value="0.016705">
            <text:p>0,016705</text:p>
          </table:table-cell>
          <table:table-cell table:style-name="ce10" table:formula="of:=[.B77]/[.C77]" office:value-type="float" office:value="11.492427416941">
            <text:p>11,492427</text:p>
          </table:table-cell>
          <table:table-cell table:style-name="ce7"/>
          <table:table-cell table:style-name="ce5" office:value-type="float" office:value="0.191462">
            <text:p>0,191462</text:p>
          </table:table-cell>
          <table:table-cell table:style-name="ce5" office:value-type="float" office:value="0.011581">
            <text:p>0,011581</text:p>
          </table:table-cell>
          <table:table-cell table:style-name="ce10" table:formula="of:=[.F77]/[.G77]" office:value-type="float" office:value="16.5324237975995">
            <text:p>16,532424</text:p>
          </table:table-cell>
          <table:table-cell table:style-name="ce7"/>
          <table:table-cell table:style-name="ce5" office:value-type="float" office:value="0.192668">
            <text:p>0,192668</text:p>
          </table:table-cell>
          <table:table-cell table:style-name="ce5" office:value-type="float" office:value="0.011239">
            <text:p>0,011239</text:p>
          </table:table-cell>
          <table:table-cell table:style-name="ce10" table:formula="of:=[.J77]/[.K77]" office:value-type="float" office:value="17.1428062994928">
            <text:p>17,14280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2442">
            <text:p>0,192442</text:p>
          </table:table-cell>
          <table:table-cell table:style-name="ce5" office:value-type="float" office:value="0.017301">
            <text:p>0,017301</text:p>
          </table:table-cell>
          <table:table-cell table:style-name="ce10" table:formula="of:=[.B78]/[.C78]" office:value-type="float" office:value="11.1231720709786">
            <text:p>11,123172</text:p>
          </table:table-cell>
          <table:table-cell table:style-name="ce7"/>
          <table:table-cell table:style-name="ce5" office:value-type="float" office:value="0.19112">
            <text:p>0,19112</text:p>
          </table:table-cell>
          <table:table-cell table:style-name="ce5" office:value-type="float" office:value="0.01155">
            <text:p>0,01155</text:p>
          </table:table-cell>
          <table:table-cell table:style-name="ce10" table:formula="of:=[.F78]/[.G78]" office:value-type="float" office:value="16.5471861471861">
            <text:p>16,547186</text:p>
          </table:table-cell>
          <table:table-cell table:style-name="ce7"/>
          <table:table-cell table:style-name="ce5" office:value-type="float" office:value="0.191617">
            <text:p>0,191617</text:p>
          </table:table-cell>
          <table:table-cell table:style-name="ce5" office:value-type="float" office:value="0.011204">
            <text:p>0,011204</text:p>
          </table:table-cell>
          <table:table-cell table:style-name="ce10" table:formula="of:=[.J78]/[.K78]" office:value-type="float" office:value="17.1025526597644">
            <text:p>17,10255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684">
            <text:p>0,191684</text:p>
          </table:table-cell>
          <table:table-cell table:style-name="ce5" office:value-type="float" office:value="0.016803">
            <text:p>0,016803</text:p>
          </table:table-cell>
          <table:table-cell table:style-name="ce10" table:formula="of:=[.B79]/[.C79]" office:value-type="float" office:value="11.4077248110456">
            <text:p>11,407725</text:p>
          </table:table-cell>
          <table:table-cell table:style-name="ce7"/>
          <table:table-cell table:style-name="ce5" office:value-type="float" office:value="0.191223">
            <text:p>0,191223</text:p>
          </table:table-cell>
          <table:table-cell table:style-name="ce5" office:value-type="float" office:value="0.011487">
            <text:p>0,011487</text:p>
          </table:table-cell>
          <table:table-cell table:style-name="ce10" table:formula="of:=[.F79]/[.G79]" office:value-type="float" office:value="16.6469051971794">
            <text:p>16,646905</text:p>
          </table:table-cell>
          <table:table-cell table:style-name="ce7"/>
          <table:table-cell table:style-name="ce5" office:value-type="float" office:value="0.191454">
            <text:p>0,191454</text:p>
          </table:table-cell>
          <table:table-cell table:style-name="ce5" office:value-type="float" office:value="0.011226">
            <text:p>0,011226</text:p>
          </table:table-cell>
          <table:table-cell table:style-name="ce10" table:formula="of:=[.J79]/[.K79]" office:value-type="float" office:value="17.0545163014431">
            <text:p>17,05451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14">
            <text:p>0,19114</text:p>
          </table:table-cell>
          <table:table-cell table:style-name="ce5" office:value-type="float" office:value="0.016903">
            <text:p>0,016903</text:p>
          </table:table-cell>
          <table:table-cell table:style-name="ce10" table:formula="of:=[.B80]/[.C80]" office:value-type="float" office:value="11.3080518251198">
            <text:p>11,308052</text:p>
          </table:table-cell>
          <table:table-cell table:style-name="ce7"/>
          <table:table-cell table:style-name="ce5" office:value-type="float" office:value="0.194214">
            <text:p>0,194214</text:p>
          </table:table-cell>
          <table:table-cell table:style-name="ce5" office:value-type="float" office:value="0.011559">
            <text:p>0,011559</text:p>
          </table:table-cell>
          <table:table-cell table:style-name="ce10" table:formula="of:=[.F80]/[.G80]" office:value-type="float" office:value="16.8019724889696">
            <text:p>16,801972</text:p>
          </table:table-cell>
          <table:table-cell table:style-name="ce7"/>
          <table:table-cell table:style-name="ce5" office:value-type="float" office:value="0.191991">
            <text:p>0,191991</text:p>
          </table:table-cell>
          <table:table-cell table:style-name="ce5" office:value-type="float" office:value="0.011219">
            <text:p>0,011219</text:p>
          </table:table-cell>
          <table:table-cell table:style-name="ce10" table:formula="of:=[.J80]/[.K80]" office:value-type="float" office:value="17.1130225510295">
            <text:p>17,11302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169">
            <text:p>0,19169</text:p>
          </table:table-cell>
          <table:table-cell table:style-name="ce5" office:value-type="float" office:value="0.016688">
            <text:p>0,016688</text:p>
          </table:table-cell>
          <table:table-cell table:style-name="ce10" table:formula="of:=[.B81]/[.C81]" office:value-type="float" office:value="11.4866970278044">
            <text:p>11,486697</text:p>
          </table:table-cell>
          <table:table-cell table:style-name="ce7"/>
          <table:table-cell table:style-name="ce5" office:value-type="float" office:value="0.192137">
            <text:p>0,192137</text:p>
          </table:table-cell>
          <table:table-cell table:style-name="ce5" office:value-type="float" office:value="0.01154">
            <text:p>0,01154</text:p>
          </table:table-cell>
          <table:table-cell table:style-name="ce10" table:formula="of:=[.F81]/[.G81]" office:value-type="float" office:value="16.6496533795494">
            <text:p>16,649653</text:p>
          </table:table-cell>
          <table:table-cell table:style-name="ce7"/>
          <table:table-cell table:style-name="ce5" office:value-type="float" office:value="0.192119">
            <text:p>0,192119</text:p>
          </table:table-cell>
          <table:table-cell table:style-name="ce5" office:value-type="float" office:value="0.011144">
            <text:p>0,011144</text:p>
          </table:table-cell>
          <table:table-cell table:style-name="ce10" table:formula="of:=[.J81]/[.K81]" office:value-type="float" office:value="17.2396805455851">
            <text:p>17,23968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2075">
            <text:p>0,192075</text:p>
          </table:table-cell>
          <table:table-cell table:style-name="ce5" office:value-type="float" office:value="0.016742">
            <text:p>0,016742</text:p>
          </table:table-cell>
          <table:table-cell table:style-name="ce10" table:formula="of:=[.B82]/[.C82]" office:value-type="float" office:value="11.4726436506988">
            <text:p>11,472644</text:p>
          </table:table-cell>
          <table:table-cell table:style-name="ce7"/>
          <table:table-cell table:style-name="ce5" office:value-type="float" office:value="0.191232">
            <text:p>0,191232</text:p>
          </table:table-cell>
          <table:table-cell table:style-name="ce5" office:value-type="float" office:value="0.011482">
            <text:p>0,011482</text:p>
          </table:table-cell>
          <table:table-cell table:style-name="ce10" table:formula="of:=[.F82]/[.G82]" office:value-type="float" office:value="16.6549381640829">
            <text:p>16,654938</text:p>
          </table:table-cell>
          <table:table-cell table:style-name="ce7"/>
          <table:table-cell table:style-name="ce5" office:value-type="float" office:value="0.193299">
            <text:p>0,193299</text:p>
          </table:table-cell>
          <table:table-cell table:style-name="ce5" office:value-type="float" office:value="0.011241">
            <text:p>0,011241</text:p>
          </table:table-cell>
          <table:table-cell table:style-name="ce10" table:formula="of:=[.J82]/[.K82]" office:value-type="float" office:value="17.1958900453696">
            <text:p>17,19589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93115">
            <text:p>0,193115</text:p>
          </table:table-cell>
          <table:table-cell table:style-name="ce5" office:value-type="float" office:value="0.01675">
            <text:p>0,01675</text:p>
          </table:table-cell>
          <table:table-cell table:style-name="ce10" table:formula="of:=[.B83]/[.C83]" office:value-type="float" office:value="11.5292537313433">
            <text:p>11,529254</text:p>
          </table:table-cell>
          <table:table-cell table:style-name="ce7"/>
          <table:table-cell table:style-name="ce5" office:value-type="float" office:value="0.192264">
            <text:p>0,192264</text:p>
          </table:table-cell>
          <table:table-cell table:style-name="ce5" office:value-type="float" office:value="0.011515">
            <text:p>0,011515</text:p>
          </table:table-cell>
          <table:table-cell table:style-name="ce10" table:formula="of:=[.F83]/[.G83]" office:value-type="float" office:value="16.6968302214503">
            <text:p>16,696830</text:p>
          </table:table-cell>
          <table:table-cell table:style-name="ce7"/>
          <table:table-cell table:style-name="ce5" office:value-type="float" office:value="0.193024">
            <text:p>0,193024</text:p>
          </table:table-cell>
          <table:table-cell table:style-name="ce5" office:value-type="float" office:value="0.01126">
            <text:p>0,01126</text:p>
          </table:table-cell>
          <table:table-cell table:style-name="ce10" table:formula="of:=[.J83]/[.K83]" office:value-type="float" office:value="17.1424511545293">
            <text:p>17,142451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74:.B83])" office:value-type="float" office:value="0.1920223">
            <text:p>0,1920223</text:p>
          </table:table-cell>
          <table:table-cell table:style-name="ce6" table:formula="of:=AVERAGE([.C74:.C83])" office:value-type="float" office:value="0.0168091">
            <text:p>0,0168091</text:p>
          </table:table-cell>
          <table:table-cell table:style-name="ce11" table:formula="of:=AVERAGE([.D74:.D83])" office:value-type="float" office:value="11.4248732952797">
            <text:p>11,424873</text:p>
          </table:table-cell>
          <table:table-cell table:style-name="ce7"/>
          <table:table-cell table:style-name="ce6" table:formula="of:=AVERAGE([.F74:.F83])" office:value-type="float" office:value="0.1921964">
            <text:p>0,1921964</text:p>
          </table:table-cell>
          <table:table-cell table:style-name="ce6" table:formula="of:=AVERAGE([.G74:.G83])" office:value-type="float" office:value="0.0115179">
            <text:p>0,0115179</text:p>
          </table:table-cell>
          <table:table-cell table:style-name="ce11" table:formula="of:=AVERAGE([.H74:.H83])" office:value-type="float" office:value="16.6869334344718">
            <text:p>16,686933</text:p>
          </table:table-cell>
          <table:table-cell table:style-name="ce7"/>
          <table:table-cell table:style-name="ce6" table:formula="of:=AVERAGE([.J74:.J83])" office:value-type="float" office:value="0.1922708">
            <text:p>0,1922708</text:p>
          </table:table-cell>
          <table:table-cell table:style-name="ce6" table:formula="of:=AVERAGE([.K74:.K83])" office:value-type="float" office:value="0.0112296">
            <text:p>0,0112296</text:p>
          </table:table-cell>
          <table:table-cell table:style-name="ce11" table:formula="of:=AVERAGE([.L74:.L83])" office:value-type="float" office:value="17.1218882836742">
            <text:p>17,121888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11" table:number-rows-spanned="1">
            <text:p>Img6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3" table:number-rows-spanned="1">
            <text:p>Global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Cache Memory</text:p>
          </table:table-cell>
          <table:covered-table-cell table:style-name="ce3"/>
          <table:covered-table-cell table:style-name="ce3"/>
          <table:table-cell table:style-name="ce7"/>
          <table:table-cell table:style-name="ce3" office:value-type="string" table:number-columns-spanned="3" table:number-rows-spanned="1">
            <text:p>Share Memory</text:p>
          </table:table-cell>
          <table:covered-table-cell table:style-name="ce3"/>
          <table:covered-table-cell table:style-name="ce3"/>
          <table:table-cell table:number-columns-repeated="1012"/>
        </table:table-row>
        <table:table-row table:style-name="ro3">
          <table:table-cell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style-name="ce7"/>
          <table:table-cell table:style-name="ce3" office:value-type="string">
            <text:p>Image Size</text:p>
          </table:table-cell>
          <table:table-cell table:style-name="ce3" office:value-type="string" table:number-columns-spanned="2" table:number-rows-spanned="1">
            <text:p>5226x4222</text:p>
          </table:table-cell>
          <table:covered-table-cell table:style-name="ce3"/>
          <table:table-cell table:number-columns-repeated="1012"/>
        </table:table-row>
        <table:table-row table:style-name="ro5">
          <table:table-cell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style-name="ce7"/>
          <table:table-cell table:style-name="ce4" office:value-type="string">
            <text:p>Tiempo Secuencial</text:p>
          </table:table-cell>
          <table:table-cell table:style-name="ce4" office:value-type="string">
            <text:p>Tiempo Paralelo</text:p>
          </table:table-cell>
          <table:table-cell table:style-name="ce4" office:value-type="string">
            <text:p>SpeedU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2407">
            <text:p>0,142407</text:p>
          </table:table-cell>
          <table:table-cell table:style-name="ce5" office:value-type="float" office:value="0.0122">
            <text:p>0,0122</text:p>
          </table:table-cell>
          <table:table-cell table:style-name="ce10" table:formula="of:=[.B91]/[.C91]" office:value-type="float" office:value="11.6727049180328">
            <text:p>11,672705</text:p>
          </table:table-cell>
          <table:table-cell table:style-name="ce7"/>
          <table:table-cell table:style-name="ce5" office:value-type="float" office:value="0.141698">
            <text:p>0,141698</text:p>
          </table:table-cell>
          <table:table-cell table:style-name="ce5" office:value-type="float" office:value="0.00847">
            <text:p>0,00847</text:p>
          </table:table-cell>
          <table:table-cell table:style-name="ce10" table:formula="of:=[.F91]/[.G91]" office:value-type="float" office:value="16.7293978748524">
            <text:p>16,729398</text:p>
          </table:table-cell>
          <table:table-cell table:style-name="ce7"/>
          <table:table-cell table:style-name="ce5" office:value-type="float" office:value="0.142181">
            <text:p>0,142181</text:p>
          </table:table-cell>
          <table:table-cell table:style-name="ce5" office:value-type="float" office:value="0.008248">
            <text:p>0,008248</text:p>
          </table:table-cell>
          <table:table-cell table:style-name="ce10" table:formula="of:=[.J91]/[.K91]" office:value-type="float" office:value="17.2382395732299">
            <text:p>17,23824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1204">
            <text:p>0,141204</text:p>
          </table:table-cell>
          <table:table-cell table:style-name="ce5" office:value-type="float" office:value="0.012267">
            <text:p>0,012267</text:p>
          </table:table-cell>
          <table:table-cell table:style-name="ce10" table:formula="of:=[.B92]/[.C92]" office:value-type="float" office:value="11.5108828564441">
            <text:p>11,510883</text:p>
          </table:table-cell>
          <table:table-cell table:style-name="ce7"/>
          <table:table-cell table:style-name="ce5" office:value-type="float" office:value="0.140626">
            <text:p>0,140626</text:p>
          </table:table-cell>
          <table:table-cell table:style-name="ce5" office:value-type="float" office:value="0.008468">
            <text:p>0,008468</text:p>
          </table:table-cell>
          <table:table-cell table:style-name="ce10" table:formula="of:=[.F92]/[.G92]" office:value-type="float" office:value="16.6067548417572">
            <text:p>16,606755</text:p>
          </table:table-cell>
          <table:table-cell table:style-name="ce7"/>
          <table:table-cell table:style-name="ce5" office:value-type="float" office:value="0.140875">
            <text:p>0,140875</text:p>
          </table:table-cell>
          <table:table-cell table:style-name="ce5" office:value-type="float" office:value="0.008225">
            <text:p>0,008225</text:p>
          </table:table-cell>
          <table:table-cell table:style-name="ce10" table:formula="of:=[.J92]/[.K92]" office:value-type="float" office:value="17.1276595744681">
            <text:p>17,12766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0663">
            <text:p>0,140663</text:p>
          </table:table-cell>
          <table:table-cell table:style-name="ce5" office:value-type="float" office:value="0.012243">
            <text:p>0,012243</text:p>
          </table:table-cell>
          <table:table-cell table:style-name="ce10" table:formula="of:=[.B93]/[.C93]" office:value-type="float" office:value="11.4892591685045">
            <text:p>11,489259</text:p>
          </table:table-cell>
          <table:table-cell table:style-name="ce7"/>
          <table:table-cell table:style-name="ce5" office:value-type="float" office:value="0.141134">
            <text:p>0,141134</text:p>
          </table:table-cell>
          <table:table-cell table:style-name="ce5" office:value-type="float" office:value="0.008491">
            <text:p>0,008491</text:p>
          </table:table-cell>
          <table:table-cell table:style-name="ce10" table:formula="of:=[.F93]/[.G93]" office:value-type="float" office:value="16.6215993404782">
            <text:p>16,621599</text:p>
          </table:table-cell>
          <table:table-cell table:style-name="ce7"/>
          <table:table-cell table:style-name="ce5" office:value-type="float" office:value="0.140759">
            <text:p>0,140759</text:p>
          </table:table-cell>
          <table:table-cell table:style-name="ce5" office:value-type="float" office:value="0.008297">
            <text:p>0,008297</text:p>
          </table:table-cell>
          <table:table-cell table:style-name="ce10" table:formula="of:=[.J93]/[.K93]" office:value-type="float" office:value="16.965047607569">
            <text:p>16,965048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1365">
            <text:p>0,141365</text:p>
          </table:table-cell>
          <table:table-cell table:style-name="ce5" office:value-type="float" office:value="0.012243">
            <text:p>0,012243</text:p>
          </table:table-cell>
          <table:table-cell table:style-name="ce10" table:formula="of:=[.B94]/[.C94]" office:value-type="float" office:value="11.546598056032">
            <text:p>11,546598</text:p>
          </table:table-cell>
          <table:table-cell table:style-name="ce7"/>
          <table:table-cell table:style-name="ce5" office:value-type="float" office:value="0.14186">
            <text:p>0,14186</text:p>
          </table:table-cell>
          <table:table-cell table:style-name="ce5" office:value-type="float" office:value="0.008472">
            <text:p>0,008472</text:p>
          </table:table-cell>
          <table:table-cell table:style-name="ce10" table:formula="of:=[.F94]/[.G94]" office:value-type="float" office:value="16.7445703493862">
            <text:p>16,744570</text:p>
          </table:table-cell>
          <table:table-cell table:style-name="ce7"/>
          <table:table-cell table:style-name="ce5" office:value-type="float" office:value="0.141415">
            <text:p>0,141415</text:p>
          </table:table-cell>
          <table:table-cell table:style-name="ce5" office:value-type="float" office:value="0.008283">
            <text:p>0,008283</text:p>
          </table:table-cell>
          <table:table-cell table:style-name="ce10" table:formula="of:=[.J94]/[.K94]" office:value-type="float" office:value="17.0729204394543">
            <text:p>17,07292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0797">
            <text:p>0,140797</text:p>
          </table:table-cell>
          <table:table-cell table:style-name="ce5" office:value-type="float" office:value="0.012232">
            <text:p>0,012232</text:p>
          </table:table-cell>
          <table:table-cell table:style-name="ce10" table:formula="of:=[.B95]/[.C95]" office:value-type="float" office:value="11.5105461085677">
            <text:p>11,510546</text:p>
          </table:table-cell>
          <table:table-cell table:style-name="ce7"/>
          <table:table-cell table:style-name="ce5" office:value-type="float" office:value="0.140756">
            <text:p>0,140756</text:p>
          </table:table-cell>
          <table:table-cell table:style-name="ce5" office:value-type="float" office:value="0.008523">
            <text:p>0,008523</text:p>
          </table:table-cell>
          <table:table-cell table:style-name="ce10" table:formula="of:=[.F95]/[.G95]" office:value-type="float" office:value="16.5148421917165">
            <text:p>16,514842</text:p>
          </table:table-cell>
          <table:table-cell table:style-name="ce7"/>
          <table:table-cell table:style-name="ce5" office:value-type="float" office:value="0.141368">
            <text:p>0,141368</text:p>
          </table:table-cell>
          <table:table-cell table:style-name="ce5" office:value-type="float" office:value="0.00831">
            <text:p>0,00831</text:p>
          </table:table-cell>
          <table:table-cell table:style-name="ce10" table:formula="of:=[.J95]/[.K95]" office:value-type="float" office:value="17.0117930204573">
            <text:p>17,01179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32">
            <text:p>0,1432</text:p>
          </table:table-cell>
          <table:table-cell table:style-name="ce5" office:value-type="float" office:value="0.012166">
            <text:p>0,012166</text:p>
          </table:table-cell>
          <table:table-cell table:style-name="ce10" table:formula="of:=[.B96]/[.C96]" office:value-type="float" office:value="11.7705079730396">
            <text:p>11,770508</text:p>
          </table:table-cell>
          <table:table-cell table:style-name="ce7"/>
          <table:table-cell table:style-name="ce5" office:value-type="float" office:value="0.141323">
            <text:p>0,141323</text:p>
          </table:table-cell>
          <table:table-cell table:style-name="ce5" office:value-type="float" office:value="0.00841">
            <text:p>0,00841</text:p>
          </table:table-cell>
          <table:table-cell table:style-name="ce10" table:formula="of:=[.F96]/[.G96]" office:value-type="float" office:value="16.8041617122473">
            <text:p>16,804162</text:p>
          </table:table-cell>
          <table:table-cell table:style-name="ce7"/>
          <table:table-cell table:style-name="ce5" office:value-type="float" office:value="0.142182">
            <text:p>0,142182</text:p>
          </table:table-cell>
          <table:table-cell table:style-name="ce5" office:value-type="float" office:value="0.008276">
            <text:p>0,008276</text:p>
          </table:table-cell>
          <table:table-cell table:style-name="ce10" table:formula="of:=[.J96]/[.K96]" office:value-type="float" office:value="17.1800386660222">
            <text:p>17,180039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0844">
            <text:p>0,140844</text:p>
          </table:table-cell>
          <table:table-cell table:style-name="ce5" office:value-type="float" office:value="0.0122">
            <text:p>0,0122</text:p>
          </table:table-cell>
          <table:table-cell table:style-name="ce10" table:formula="of:=[.B97]/[.C97]" office:value-type="float" office:value="11.5445901639344">
            <text:p>11,544590</text:p>
          </table:table-cell>
          <table:table-cell table:style-name="ce7"/>
          <table:table-cell table:style-name="ce5" office:value-type="float" office:value="0.140613">
            <text:p>0,140613</text:p>
          </table:table-cell>
          <table:table-cell table:style-name="ce5" office:value-type="float" office:value="0.008507">
            <text:p>0,008507</text:p>
          </table:table-cell>
          <table:table-cell table:style-name="ce10" table:formula="of:=[.F97]/[.G97]" office:value-type="float" office:value="16.5290936875514">
            <text:p>16,529094</text:p>
          </table:table-cell>
          <table:table-cell table:style-name="ce7"/>
          <table:table-cell table:style-name="ce5" office:value-type="float" office:value="0.140751">
            <text:p>0,140751</text:p>
          </table:table-cell>
          <table:table-cell table:style-name="ce5" office:value-type="float" office:value="0.008295">
            <text:p>0,008295</text:p>
          </table:table-cell>
          <table:table-cell table:style-name="ce10" table:formula="of:=[.J97]/[.K97]" office:value-type="float" office:value="16.9681735985533">
            <text:p>16,96817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1101">
            <text:p>0,141101</text:p>
          </table:table-cell>
          <table:table-cell table:style-name="ce5" office:value-type="float" office:value="0.012273">
            <text:p>0,012273</text:p>
          </table:table-cell>
          <table:table-cell table:style-name="ce10" table:formula="of:=[.B98]/[.C98]" office:value-type="float" office:value="11.4968630326734">
            <text:p>11,496863</text:p>
          </table:table-cell>
          <table:table-cell table:style-name="ce7"/>
          <table:table-cell table:style-name="ce5" office:value-type="float" office:value="0.14073">
            <text:p>0,14073</text:p>
          </table:table-cell>
          <table:table-cell table:style-name="ce5" office:value-type="float" office:value="0.00854">
            <text:p>0,00854</text:p>
          </table:table-cell>
          <table:table-cell table:style-name="ce10" table:formula="of:=[.F98]/[.G98]" office:value-type="float" office:value="16.4789227166276">
            <text:p>16,478923</text:p>
          </table:table-cell>
          <table:table-cell table:style-name="ce7"/>
          <table:table-cell table:style-name="ce5" office:value-type="float" office:value="0.140894">
            <text:p>0,140894</text:p>
          </table:table-cell>
          <table:table-cell table:style-name="ce5" office:value-type="float" office:value="0.008317">
            <text:p>0,008317</text:p>
          </table:table-cell>
          <table:table-cell table:style-name="ce10" table:formula="of:=[.J98]/[.K98]" office:value-type="float" office:value="16.9404833473608">
            <text:p>16,94048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1116">
            <text:p>0,141116</text:p>
          </table:table-cell>
          <table:table-cell table:style-name="ce5" office:value-type="float" office:value="0.012249">
            <text:p>0,012249</text:p>
          </table:table-cell>
          <table:table-cell table:style-name="ce10" table:formula="of:=[.B99]/[.C99]" office:value-type="float" office:value="11.5206139276676">
            <text:p>11,520614</text:p>
          </table:table-cell>
          <table:table-cell table:style-name="ce7"/>
          <table:table-cell table:style-name="ce5" office:value-type="float" office:value="0.140706">
            <text:p>0,140706</text:p>
          </table:table-cell>
          <table:table-cell table:style-name="ce5" office:value-type="float" office:value="0.008496">
            <text:p>0,008496</text:p>
          </table:table-cell>
          <table:table-cell table:style-name="ce10" table:formula="of:=[.F99]/[.G99]" office:value-type="float" office:value="16.5614406779661">
            <text:p>16,561441</text:p>
          </table:table-cell>
          <table:table-cell table:style-name="ce7"/>
          <table:table-cell table:style-name="ce5" office:value-type="float" office:value="0.14077">
            <text:p>0,14077</text:p>
          </table:table-cell>
          <table:table-cell table:style-name="ce5" office:value-type="float" office:value="0.008317">
            <text:p>0,008317</text:p>
          </table:table-cell>
          <table:table-cell table:style-name="ce10" table:formula="of:=[.J99]/[.K99]" office:value-type="float" office:value="16.9255741252856">
            <text:p>16,92557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0.141121">
            <text:p>0,141121</text:p>
          </table:table-cell>
          <table:table-cell table:style-name="ce5" office:value-type="float" office:value="0.012208">
            <text:p>0,012208</text:p>
          </table:table-cell>
          <table:table-cell table:style-name="ce10" table:formula="of:=[.B100]/[.C100]" office:value-type="float" office:value="11.5597149410223">
            <text:p>11,559715</text:p>
          </table:table-cell>
          <table:table-cell table:style-name="ce7"/>
          <table:table-cell table:style-name="ce5" office:value-type="float" office:value="0.140632">
            <text:p>0,140632</text:p>
          </table:table-cell>
          <table:table-cell table:style-name="ce5" office:value-type="float" office:value="0.008508">
            <text:p>0,008508</text:p>
          </table:table-cell>
          <table:table-cell table:style-name="ce10" table:formula="of:=[.F100]/[.G100]" office:value-type="float" office:value="16.5293841090738">
            <text:p>16,529384</text:p>
          </table:table-cell>
          <table:table-cell table:style-name="ce7"/>
          <table:table-cell table:style-name="ce5" office:value-type="float" office:value="0.141079">
            <text:p>0,141079</text:p>
          </table:table-cell>
          <table:table-cell table:style-name="ce5" office:value-type="float" office:value="0.00826">
            <text:p>0,00826</text:p>
          </table:table-cell>
          <table:table-cell table:style-name="ce10" table:formula="of:=[.J100]/[.K100]" office:value-type="float" office:value="17.0797820823245">
            <text:p>17,079782</text:p>
          </table:table-cell>
          <table:table-cell table:number-columns-repeated="1012"/>
        </table:table-row>
        <table:table-row table:style-name="ro2">
          <table:table-cell/>
          <table:table-cell table:style-name="ce6" table:formula="of:=AVERAGE([.B91:.B100])" office:value-type="float" office:value="0.1413818">
            <text:p>0,1413818</text:p>
          </table:table-cell>
          <table:table-cell table:style-name="ce6" table:formula="of:=AVERAGE([.C91:.C100])" office:value-type="float" office:value="0.0122281">
            <text:p>0,0122281</text:p>
          </table:table-cell>
          <table:table-cell table:style-name="ce11" table:formula="of:=AVERAGE([.D91:.D100])" office:value-type="float" office:value="11.5622281145918">
            <text:p>11,562228</text:p>
          </table:table-cell>
          <table:table-cell table:style-name="ce7"/>
          <table:table-cell table:style-name="ce6" table:formula="of:=AVERAGE([.F91:.F100])" office:value-type="float" office:value="0.1410078">
            <text:p>0,1410078</text:p>
          </table:table-cell>
          <table:table-cell table:style-name="ce6" table:formula="of:=AVERAGE([.G91:.G100])" office:value-type="float" office:value="0.0084885">
            <text:p>0,0084885</text:p>
          </table:table-cell>
          <table:table-cell table:style-name="ce6" table:formula="of:=AVERAGE([.H91:.H100])" office:value-type="float" office:value="16.6120167501657">
            <text:p>16,6120167502</text:p>
          </table:table-cell>
          <table:table-cell table:style-name="ce7"/>
          <table:table-cell table:style-name="ce6" table:formula="of:=AVERAGE([.J91:.J100])" office:value-type="float" office:value="0.1412274">
            <text:p>0,1412274</text:p>
          </table:table-cell>
          <table:table-cell table:style-name="ce6" table:formula="of:=AVERAGE([.K91:.K100])" office:value-type="float" office:value="0.0082828">
            <text:p>0,0082828</text:p>
          </table:table-cell>
          <table:table-cell table:style-name="ce11" table:formula="of:=AVERAGE([.L91:.L100])" office:value-type="float" office:value="17.0509712034725">
            <text:p>17,050971</text:p>
          </table:table-cell>
          <table:table-cell table:number-columns-repeated="1012"/>
        </table:table-row>
        <table:table-row table:style-name="ro2">
          <table:table-cell/>
          <table:table-cell table:style-name="ce7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 table:number-columns-repeated="3"/>
          <table:table-cell table:style-name="ce4" office:value-type="string">
            <text:p>Promedio</text:p>
          </table:table-cell>
          <table:table-cell table:style-name="ce7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10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7"/>
          <table:table-cell table:style-name="ce7" table:number-columns-repeated="3"/>
          <table:table-cell table:number-columns-repeated="1012"/>
        </table:table-row>
        <table:table-row table:style-name="ro3" table:number-rows-repeated="2">
          <table:table-cell/>
          <table:table-cell table:style-name="ce7"/>
          <table:table-cell table:style-name="ce8" table:number-columns-repeated="6"/>
          <table:table-cell table:style-name="ce7"/>
          <table:table-cell table:style-name="ce8" table:number-columns-repeated="3"/>
          <table:table-cell table:number-columns-repeated="1012"/>
        </table:table-row>
        <table:table-row table:style-name="ro2" table:number-rows-repeated="3">
          <table:table-cell/>
          <table:table-cell table:style-name="ce7"/>
          <table:table-cell table:style-name="ce8" table:number-columns-repeated="6"/>
          <table:table-cell table:style-name="ce7"/>
          <table:table-cell table:style-name="ce8" table:number-columns-repeated="3"/>
          <table:table-cell table:number-columns-repeated="1012"/>
        </table:table-row>
        <table:table-row table:style-name="ro2">
          <table:table-cell/>
          <table:table-cell table:style-name="ce7"/>
          <table:table-cell table:style-name="ce8" table:number-columns-repeated="6"/>
          <table:table-cell table:style-name="ce7"/>
          <table:table-cell table:number-columns-repeated="1015"/>
        </table:table-row>
        <table:table-row table:style-name="ro2">
          <table:table-cell table:style-name="ce1"/>
          <table:table-cell table:style-name="ce1" office:value-type="string">
            <text:p>Tamaño Imágenes</text:p>
          </table:table-cell>
          <table:table-cell table:style-name="ce1" office:value-type="string">
            <text:p>Tiempo CPU</text:p>
          </table:table-cell>
          <table:table-cell table:style-name="ce1" office:value-type="string">
            <text:p>Tiempo GPU Global</text:p>
          </table:table-cell>
          <table:table-cell table:style-name="ce1" office:value-type="string">
            <text:p>SpeedUp Global</text:p>
          </table:table-cell>
          <table:table-cell table:style-name="ce1" office:value-type="string">
            <text:p>Tiempo GPU Constant</text:p>
          </table:table-cell>
          <table:table-cell table:style-name="ce1" office:value-type="string">
            <text:p>SpeedUp Constant</text:p>
          </table:table-cell>
          <table:table-cell table:style-name="ce1" office:value-type="string">
            <text:p>Tiempo GPU Shared</text:p>
          </table:table-cell>
          <table:table-cell table:style-name="ce1" office:value-type="string">
            <text:p>SpeedUp Shared</text:p>
          </table:table-cell>
          <table:table-cell table:number-columns-repeated="1015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580x580</text:p>
          </table:table-cell>
          <table:table-cell table:style-name="ce1" office:value-type="float" office:value="0.0030203">
            <text:p>0,0030203</text:p>
          </table:table-cell>
          <table:table-cell table:style-name="ce1" office:value-type="float" office:value="0.000336">
            <text:p>0,000336</text:p>
          </table:table-cell>
          <table:table-cell table:style-name="ce1" office:value-type="float" office:value="8.989311">
            <text:p>8,989311</text:p>
          </table:table-cell>
          <table:table-cell table:style-name="ce1" office:value-type="float" office:value="0.000254">
            <text:p>0,000254</text:p>
          </table:table-cell>
          <table:table-cell table:style-name="ce1" office:value-type="float" office:value="11.88061">
            <text:p>11,88061</text:p>
          </table:table-cell>
          <table:table-cell table:style-name="ce1" office:value-type="float" office:value="0.0002493">
            <text:p>0,0002493</text:p>
          </table:table-cell>
          <table:table-cell table:style-name="ce1" office:value-type="float" office:value="12.213438">
            <text:p>12,213438</text:p>
          </table:table-cell>
          <table:table-cell table:number-columns-repeated="1015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638x640</text:p>
          </table:table-cell>
          <table:table-cell table:style-name="ce1" office:value-type="float" office:value="0.0039651">
            <text:p>0,0039651</text:p>
          </table:table-cell>
          <table:table-cell table:style-name="ce1" office:value-type="float" office:value="0.0003913">
            <text:p>0,0003913</text:p>
          </table:table-cell>
          <table:table-cell table:style-name="ce1" office:value-type="float" office:value="10.141478">
            <text:p>10,141478</text:p>
          </table:table-cell>
          <table:table-cell table:style-name="ce1" office:value-type="float" office:value="0.0002913">
            <text:p>0,0002913</text:p>
          </table:table-cell>
          <table:table-cell table:style-name="ce1" office:value-type="float" office:value="13.75795842">
            <text:p>13,75795842</text:p>
          </table:table-cell>
          <table:table-cell table:style-name="ce1" office:value-type="float" office:value="0.0002845">
            <text:p>0,0002845</text:p>
          </table:table-cell>
          <table:table-cell table:style-name="ce1" office:value-type="float" office:value="13.781971">
            <text:p>13,781971</text:p>
          </table:table-cell>
          <table:table-cell table:number-columns-repeated="1015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1366x768</text:p>
          </table:table-cell>
          <table:table-cell table:style-name="ce1" office:value-type="float" office:value="0.0089419">
            <text:p>0,0089419</text:p>
          </table:table-cell>
          <table:table-cell table:style-name="ce1" office:value-type="float" office:value="0.000937">
            <text:p>0,000937</text:p>
          </table:table-cell>
          <table:table-cell table:style-name="ce1" office:value-type="float" office:value="9.54384">
            <text:p>9,54384</text:p>
          </table:table-cell>
          <table:table-cell table:style-name="ce1" office:value-type="float" office:value="0.0006783">
            <text:p>0,0006783</text:p>
          </table:table-cell>
          <table:table-cell table:style-name="ce1" office:value-type="float" office:value="13.1528987">
            <text:p>13,1528987</text:p>
          </table:table-cell>
          <table:table-cell table:style-name="ce1" office:value-type="float" office:value="0.0006691">
            <text:p>0,0006691</text:p>
          </table:table-cell>
          <table:table-cell table:style-name="ce1" office:value-type="float" office:value="13.327128">
            <text:p>13,327128</text:p>
          </table:table-cell>
          <table:table-cell table:number-columns-repeated="1015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2560x1600</text:p>
          </table:table-cell>
          <table:table-cell table:style-name="ce1" office:value-type="float" office:value="0.0338858">
            <text:p>0,0338858</text:p>
          </table:table-cell>
          <table:table-cell table:style-name="ce1" office:value-type="float" office:value="0.0031812">
            <text:p>0,0031812</text:p>
          </table:table-cell>
          <table:table-cell table:style-name="ce1" office:value-type="float" office:value="10.651976">
            <text:p>10,651976</text:p>
          </table:table-cell>
          <table:table-cell table:style-name="ce1" office:value-type="float" office:value="0.0022484">
            <text:p>0,0022484</text:p>
          </table:table-cell>
          <table:table-cell table:style-name="ce1" office:value-type="float" office:value="15.07672668">
            <text:p>15,07672668</text:p>
          </table:table-cell>
          <table:table-cell table:style-name="ce1" office:value-type="float" office:value="0.0021925">
            <text:p>0,0021925</text:p>
          </table:table-cell>
          <table:table-cell table:style-name="ce1" office:value-type="float" office:value="15.494231">
            <text:p>15,494231</text:p>
          </table:table-cell>
          <table:table-cell table:number-columns-repeated="101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4928x3264</text:p>
          </table:table-cell>
          <table:table-cell table:style-name="ce1" office:value-type="float" office:value="0.1920223">
            <text:p>0,1920223</text:p>
          </table:table-cell>
          <table:table-cell table:style-name="ce1" office:value-type="float" office:value="0.0168091">
            <text:p>0,0168091</text:p>
          </table:table-cell>
          <table:table-cell table:style-name="ce1" office:value-type="float" office:value="11.424873">
            <text:p>11,424873</text:p>
          </table:table-cell>
          <table:table-cell table:style-name="ce1" office:value-type="float" office:value="0.0115179">
            <text:p>0,0115179</text:p>
          </table:table-cell>
          <table:table-cell table:style-name="ce1" office:value-type="float" office:value="16.686933">
            <text:p>16,686933</text:p>
          </table:table-cell>
          <table:table-cell table:style-name="ce1" office:value-type="float" office:value="0.0112296">
            <text:p>0,0112296</text:p>
          </table:table-cell>
          <table:table-cell table:style-name="ce1" office:value-type="float" office:value="17.121888">
            <text:p>17,121888</text:p>
          </table:table-cell>
          <table:table-cell table:number-columns-repeated="1015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5226x4222</text:p>
          </table:table-cell>
          <table:table-cell table:style-name="ce1" office:value-type="float" office:value="0.1413818">
            <text:p>0,1413818</text:p>
          </table:table-cell>
          <table:table-cell table:style-name="ce1" office:value-type="float" office:value="0.0122281">
            <text:p>0,0122281</text:p>
          </table:table-cell>
          <table:table-cell table:style-name="ce1" office:value-type="float" office:value="11.562228">
            <text:p>11,562228</text:p>
          </table:table-cell>
          <table:table-cell table:style-name="ce1" office:value-type="float" office:value="0.0084885">
            <text:p>0,0084885</text:p>
          </table:table-cell>
          <table:table-cell table:style-name="ce1" office:value-type="float" office:value="16.61201675">
            <text:p>16,61201675</text:p>
          </table:table-cell>
          <table:table-cell table:style-name="ce1" office:value-type="float" office:value="0.0082828">
            <text:p>0,0082828</text:p>
          </table:table-cell>
          <table:table-cell table:style-name="ce1" office:value-type="float" office:value="17.050971">
            <text:p>17,050971</text:p>
          </table:table-cell>
          <table:table-cell table:number-columns-repeated="1015"/>
        </table:table-row>
        <table:table-row table:style-name="ro2">
          <table:table-cell table:style-name="ce1"/>
          <table:table-cell/>
          <table:table-cell table:style-name="ce1" table:number-columns-repeated="3"/>
          <table:table-cell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6"/>
          <table:table-cell table:style-name="ce8" table:number-columns-repeated="3"/>
          <table:table-cell table:number-columns-repeated="1015"/>
        </table:table-row>
        <table:table-row table:style-name="ro3" table:number-rows-repeated="2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3"/>
          <table:table-cell table:style-name="ce1" table:number-columns-repeated="2"/>
          <table:table-cell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 table:number-rows-repeated="7">
          <table:table-cell table:number-columns-repeated="6"/>
          <table:table-cell table:style-name="ce8" table:number-columns-repeated="2"/>
          <table:table-cell table:style-name="ce7"/>
          <table:table-cell table:number-columns-repeated="1015"/>
        </table:table-row>
        <table:table-row table:style-name="ro2" table:number-rows-repeated="3">
          <table:table-cell/>
          <table:table-cell table:style-name="ce7"/>
          <table:table-cell table:style-name="ce8" table:number-columns-repeated="6"/>
          <table:table-cell table:style-name="ce7"/>
          <table:table-cell table:number-columns-repeated="1015"/>
        </table:table-row>
        <table:table-row table:style-name="ro2" table:number-rows-repeated="5">
          <table:table-cell/>
          <table:table-cell table:style-name="ce7"/>
          <table:table-cell table:style-name="ce8" table:number-columns-repeated="7"/>
          <table:table-cell table:number-columns-repeated="1015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table table:name="Hoja3" table:style-name="ta3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Hoja1.$A$1" table:expression="#ref!/#ref!"/>
        <table:named-expression table:name="__shared_1_0_1" table:base-cell-address="$Hoja1.$A$1" table:expression="#ref!/#ref!"/>
        <table:named-expression table:name="__shared_1_0_10" table:base-cell-address="$Hoja1.$A$1" table:expression="AVERAGE(#ref!)"/>
        <table:named-expression table:name="__shared_1_0_11" table:base-cell-address="$Hoja1.$A$1" table:expression="#ref!/#ref!"/>
        <table:named-expression table:name="__shared_1_0_12" table:base-cell-address="$Hoja1.$A$1" table:expression="#ref!/#ref!"/>
        <table:named-expression table:name="__shared_1_0_13" table:base-cell-address="$Hoja1.$A$1" table:expression="#ref!/#ref!"/>
        <table:named-expression table:name="__shared_1_0_14" table:base-cell-address="$Hoja1.$A$1" table:expression="AVERAGE(#ref!)"/>
        <table:named-expression table:name="__shared_1_0_15" table:base-cell-address="$Hoja1.$A$1" table:expression="AVERAGE(#ref!)"/>
        <table:named-expression table:name="__shared_1_0_16" table:base-cell-address="$Hoja1.$A$1" table:expression="#ref!/#ref!"/>
        <table:named-expression table:name="__shared_1_0_17" table:base-cell-address="$Hoja1.$A$1" table:expression="#ref!/#ref!"/>
        <table:named-expression table:name="__shared_1_0_18" table:base-cell-address="$Hoja1.$A$1" table:expression="#ref!/#ref!"/>
        <table:named-expression table:name="__shared_1_0_19" table:base-cell-address="$Hoja1.$A$1" table:expression="AVERAGE(#ref!)"/>
        <table:named-expression table:name="__shared_1_0_2" table:base-cell-address="$Hoja1.$A$1" table:expression="#ref!/#ref!"/>
        <table:named-expression table:name="__shared_1_0_20" table:base-cell-address="$Hoja1.$A$1" table:expression="#ref!/#ref!"/>
        <table:named-expression table:name="__shared_1_0_21" table:base-cell-address="$Hoja1.$A$1" table:expression="#ref!/#ref!"/>
        <table:named-expression table:name="__shared_1_0_22" table:base-cell-address="$Hoja1.$A$1" table:expression="#ref!/#ref!"/>
        <table:named-expression table:name="__shared_1_0_23" table:base-cell-address="$Hoja1.$A$1" table:expression="AVERAGE(#ref!)"/>
        <table:named-expression table:name="__shared_1_0_24" table:base-cell-address="$Hoja1.$A$1" table:expression="AVERAGE(#ref!)"/>
        <table:named-expression table:name="__shared_1_0_3" table:base-cell-address="$Hoja1.$A$1" table:expression="#ref!/#ref!"/>
        <table:named-expression table:name="__shared_1_0_4" table:base-cell-address="$Hoja1.$A$1" table:expression="#ref!/#ref!"/>
        <table:named-expression table:name="__shared_1_0_5" table:base-cell-address="$Hoja1.$A$1" table:expression="#ref!/#ref!"/>
        <table:named-expression table:name="__shared_1_0_6" table:base-cell-address="$Hoja1.$A$1" table:expression="AVERAGE(#ref!)"/>
        <table:named-expression table:name="__shared_1_0_7" table:base-cell-address="$Hoja1.$A$1" table:expression="#ref!/#ref!"/>
        <table:named-expression table:name="__shared_1_0_8" table:base-cell-address="$Hoja1.$A$1" table:expression="#ref!/#ref!"/>
        <table:named-expression table:name="__shared_1_0_9" table:base-cell-address="$Hoja1.$A$1" table:expression="#ref!/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number-style style:name="N107">
      <number:number number:decimal-places="6" number:min-integer-digits="1" number:grouping="true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14:3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uario cq</meta:initial-creator>
    <meta:creation-date>2015-04-22T03:25:13</meta:creation-date>
    <dc:date>2015-04-22T14:30:05</dc:date>
    <meta:generator>OpenOffice.org/3.2$Linux OpenOffice.org_project/320m19$Build-9505</meta:generator>
    <meta:editing-duration>PT01H54M08S</meta:editing-duration>
    <meta:editing-cycles>7</meta:editing-cycles>
    <meta:document-statistic meta:table-count="3" meta:cell-count="788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5000" number:language="es" number:country="CO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scatter" chart:column-mapping="1" chart:style-name="ch1">
        <chart:title svg:x="5.896cm" svg:y="0.181cm" chart:style-name="ch2">
          <text:p>Tiempos de ejecución</text:p>
        </chart:title>
        <chart:legend chart:legend-position="end" svg:x="11.719cm" svg:y="3.248cm" chart:style-name="ch3"/>
        <chart:plot-area chart:style-name="ch4" table:cell-range-address="Hoja1.A112:Hoja1.A117 Hoja1.C111:Hoja1.D117 Hoja1.H111:Hoja1.H117 Hoja1.F111:Hoja1.F117" chart:data-source-has-labels="row" svg:x="0.439cm" svg:y="0.864cm" svg:width="10.961cm" svg:height="7.797cm">
          <chart:axis chart:dimension="x" chart:name="primary-x" chart:style-name="ch5">
            <chart:title svg:x="5.464cm" svg:y="8.269cm" chart:style-name="ch6">
              <text:p>Imagenes</text:p>
            </chart:title>
          </chart:axis>
          <chart:axis chart:dimension="y" chart:name="primary-y" chart:style-name="ch5">
            <chart:title svg:x="0.321cm" svg:y="5.23cm" chart:style-name="ch7">
              <text:p>Segundos</text:p>
            </chart:title>
            <chart:grid chart:style-name="ch8" chart:class="major"/>
          </chart:axis>
          <chart:series chart:style-name="ch9" chart:values-cell-range-address="Hoja1.C112:Hoja1.C117" chart:label-cell-address="Hoja1.C111:Hoja1.C111" chart:class="chart:scatter">
            <chart:domain table:cell-range-address="Hoja1.A112:Hoja1.A117"/>
            <chart:data-point chart:repeated="6"/>
          </chart:series>
          <chart:series chart:style-name="ch10" chart:values-cell-range-address="Hoja1.H112:Hoja1.H117" chart:label-cell-address="Hoja1.H111:Hoja1.H111" chart:class="chart:scatter">
            <chart:data-point chart:repeated="6"/>
          </chart:series>
          <chart:series chart:style-name="ch11" chart:values-cell-range-address="Hoja1.F112:Hoja1.F117" chart:label-cell-address="Hoja1.F111:Hoja1.F111" chart:class="chart:scatter">
            <chart:data-point chart:repeated="6"/>
          </chart:series>
          <chart:series chart:style-name="ch12" chart:values-cell-range-address="Hoja1.D112:Hoja1.D117" chart:label-cell-address="Hoja1.D111:Hoja1.D11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Hoja1.C111:Hoja1.C111">Tiempo CPU</text:p>
              </table:table-cell>
              <table:table-cell office:value-type="string">
                <text:p text:id="Hoja1.H111:Hoja1.H111">Tiempo GPU Shared</text:p>
              </table:table-cell>
              <table:table-cell office:value-type="string">
                <text:p text:id="Hoja1.F111:Hoja1.F111">Tiempo GPU Constant</text:p>
              </table:table-cell>
              <table:table-cell office:value-type="string">
                <text:p text:id="Hoja1.D111:Hoja1.D111">Tiempo GPU Glob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Hoja1.A112:Hoja1.A117">0</text:p>
              </table:table-cell>
              <table:table-cell office:value-type="float" office:value="0.0030203">
                <text:p text:id="Hoja1.C112:Hoja1.C117">0.0030203</text:p>
              </table:table-cell>
              <table:table-cell office:value-type="float" office:value="0.0002493">
                <text:p text:id="Hoja1.H112:Hoja1.H117">0.0002493</text:p>
              </table:table-cell>
              <table:table-cell office:value-type="float" office:value="0.000254">
                <text:p text:id="Hoja1.F112:Hoja1.F117">0.000254</text:p>
              </table:table-cell>
              <table:table-cell office:value-type="float" office:value="0.000336">
                <text:p text:id="Hoja1.D112:Hoja1.D117">0.0003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9651">
                <text:p>0.0039651</text:p>
              </table:table-cell>
              <table:table-cell office:value-type="float" office:value="0.0002845">
                <text:p>0.0002845</text:p>
              </table:table-cell>
              <table:table-cell office:value-type="float" office:value="0.0002913">
                <text:p>0.0002913</text:p>
              </table:table-cell>
              <table:table-cell office:value-type="float" office:value="0.0003913">
                <text:p>0.0003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89419">
                <text:p>0.0089419</text:p>
              </table:table-cell>
              <table:table-cell office:value-type="float" office:value="0.0006691">
                <text:p>0.0006691</text:p>
              </table:table-cell>
              <table:table-cell office:value-type="float" office:value="0.0006783">
                <text:p>0.000678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38858">
                <text:p>0.0338858</text:p>
              </table:table-cell>
              <table:table-cell office:value-type="float" office:value="0.0021925">
                <text:p>0.0021925</text:p>
              </table:table-cell>
              <table:table-cell office:value-type="float" office:value="0.0022484">
                <text:p>0.0022484</text:p>
              </table:table-cell>
              <table:table-cell office:value-type="float" office:value="0.0031812">
                <text:p>0.003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20223">
                <text:p>0.1920223</text:p>
              </table:table-cell>
              <table:table-cell office:value-type="float" office:value="0.0112296">
                <text:p>0.0112296</text:p>
              </table:table-cell>
              <table:table-cell office:value-type="float" office:value="0.0115179">
                <text:p>0.0115179</text:p>
              </table:table-cell>
              <table:table-cell office:value-type="float" office:value="0.0168091">
                <text:p>0.0168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13818">
                <text:p>0.1413818</text:p>
              </table:table-cell>
              <table:table-cell office:value-type="float" office:value="0.0082828">
                <text:p>0.0082828</text:p>
              </table:table-cell>
              <table:table-cell office:value-type="float" office:value="0.0084885">
                <text:p>0.0084885</text:p>
              </table:table-cell>
              <table:table-cell office:value-type="float" office:value="0.0122281">
                <text:p>0.0122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s" number:country="CO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500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500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bar" chart:style-name="ch1">
        <chart:title svg:x="5.923cm" svg:y="0.181cm" chart:style-name="ch2">
          <text:p>Aceleración Obtenida</text:p>
        </chart:title>
        <chart:legend chart:legend-position="end" svg:x="11.984cm" svg:y="3.681cm" chart:style-name="ch3"/>
        <chart:plot-area chart:style-name="ch4" table:cell-range-address="Hoja1.E111:Hoja1.E117 Hoja1.G111:Hoja1.G117 Hoja1.I111:Hoja1.I117" chart:data-source-has-labels="row" svg:x="0.439cm" svg:y="0.864cm" svg:width="11.226cm" svg:height="7.797cm">
          <chart:axis chart:dimension="x" chart:name="primary-x" chart:style-name="ch5">
            <chart:title svg:x="5.597cm" svg:y="8.269cm" chart:style-name="ch6">
              <text:p>Imagenes</text:p>
            </chart:title>
          </chart:axis>
          <chart:axis chart:dimension="y" chart:name="primary-y" chart:style-name="ch7">
            <chart:title svg:x="0.321cm" svg:y="5.323cm" chart:style-name="ch8">
              <text:p>Aceleración</text:p>
            </chart:title>
            <chart:grid chart:style-name="ch9" chart:class="major"/>
          </chart:axis>
          <chart:series chart:style-name="ch10" chart:values-cell-range-address="Hoja1.E112:Hoja1.E117" chart:label-cell-address="Hoja1.E111:Hoja1.E111" chart:class="chart:bar">
            <chart:data-point chart:repeated="6"/>
          </chart:series>
          <chart:series chart:style-name="ch11" chart:values-cell-range-address="Hoja1.G112:Hoja1.G117" chart:label-cell-address="Hoja1.G111:Hoja1.G111" chart:class="chart:bar">
            <chart:data-point chart:repeated="6"/>
          </chart:series>
          <chart:series chart:style-name="ch12" chart:values-cell-range-address="Hoja1.I112:Hoja1.I117" chart:label-cell-address="Hoja1.I111:Hoja1.I1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111:Hoja1.E111">SpeedUp Global</text:p>
              </table:table-cell>
              <table:table-cell office:value-type="string">
                <text:p text:id="Hoja1.G111:Hoja1.G111">SpeedUp Constant</text:p>
              </table:table-cell>
              <table:table-cell office:value-type="string">
                <text:p text:id="Hoja1.I111:Hoja1.I111">SpeedUp Sha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89311">
                <text:p text:id="Hoja1.E112:Hoja1.E117">8.989311</text:p>
              </table:table-cell>
              <table:table-cell office:value-type="float" office:value="11.88061">
                <text:p text:id="Hoja1.G112:Hoja1.G117">11.88061</text:p>
              </table:table-cell>
              <table:table-cell office:value-type="float" office:value="12.213438">
                <text:p text:id="Hoja1.I112:Hoja1.I117">12.2134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41478">
                <text:p>10.141478</text:p>
              </table:table-cell>
              <table:table-cell office:value-type="float" office:value="13.75795842">
                <text:p>13.75795842</text:p>
              </table:table-cell>
              <table:table-cell office:value-type="float" office:value="13.781971">
                <text:p>13.781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4384">
                <text:p>9.54384</text:p>
              </table:table-cell>
              <table:table-cell office:value-type="float" office:value="13.1528987">
                <text:p>13.1528987</text:p>
              </table:table-cell>
              <table:table-cell office:value-type="float" office:value="13.327128">
                <text:p>13.32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51976">
                <text:p>10.651976</text:p>
              </table:table-cell>
              <table:table-cell office:value-type="float" office:value="15.07672668">
                <text:p>15.07672668</text:p>
              </table:table-cell>
              <table:table-cell office:value-type="float" office:value="15.494231">
                <text:p>15.494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24873">
                <text:p>11.424873</text:p>
              </table:table-cell>
              <table:table-cell office:value-type="float" office:value="16.686933">
                <text:p>16.686933</text:p>
              </table:table-cell>
              <table:table-cell office:value-type="float" office:value="17.121888">
                <text:p>17.121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62228">
                <text:p>11.562228</text:p>
              </table:table-cell>
              <table:table-cell office:value-type="float" office:value="16.61201675">
                <text:p>16.61201675</text:p>
              </table:table-cell>
              <table:table-cell office:value-type="float" office:value="17.050971">
                <text:p>17.050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